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BPG Excelsior Condencerd GPL&amp;GNU" svg:font-family="'BPG Excelsior Condencerd GPL&amp;GNU'" style:font-pitch="variable"/>
    <style:font-face style:name="Calibri" svg:font-family="Calibri"/>
    <style:font-face style:name="Chandas" svg:font-family="Chanda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66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6819in"/>
    </style:style>
    <style:style style:name="co5" style:family="table-column">
      <style:table-column-properties fo:break-before="auto" style:column-width="0.3689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6.5256in"/>
    </style:style>
    <style:style style:name="co8" style:family="table-column">
      <style:table-column-properties fo:break-before="auto" style:column-width="0.8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661in"/>
    </style:style>
    <style:style style:name="co11" style:family="table-column">
      <style:table-column-properties fo:break-before="auto" style:column-width="1.4091in"/>
    </style:style>
    <style:style style:name="co12" style:family="table-column">
      <style:table-column-properties fo:break-before="auto" style:column-width="4.9654in"/>
    </style:style>
    <style:style style:name="co13" style:family="table-column">
      <style:table-column-properties fo:break-before="auto" style:column-width="1.0398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0.9728in"/>
    </style:style>
    <style:style style:name="ro1" style:family="table-row">
      <style:table-row-properties style:row-height="0.478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856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999999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style:font-name="DejaVu Math TeX Gyre" fo:font-size="12pt" fo:font-weight="bold" style:font-weight-asian="bold" style:font-weight-complex="bold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3"/>
        <table:table-column table:style-name="co9" table:default-cell-style-name="ce3"/>
        <table:table-column table:style-name="co9" table:default-cell-style-name="Default"/>
        <table:table-row table:style-name="ro1">
          <table:table-cell table:style-name="ce1" office:value-type="string" calcext:value-type="string">
            <text:p>Combine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ocatio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Events</text:p>
          </table:table-cell>
          <table:table-cell table:style-name="ce4" office:value-type="string" calcext:value-type="string">
            <text:p>Values</text:p>
          </table:table-cell>
          <table:table-cell table:style-name="ce4" office:value-type="string" calcext:value-type="string">
            <text:p>Priority</text:p>
          </table:table-cell>
        </table:table-row>
        <table:table-row table:style-name="ro2">
          <table:table-cell table:formula="of:=[.B2]&amp;&quot;_&quot;&amp;[.D2]&amp;&quot;_&quot;&amp;[.E2]&amp;&quot;_&quot;&amp;[.F2]&amp;&quot;_&quot;&amp;[.H2]" office:value-type="string" office:string-value="0_0_1_Anywhere_0" calcext:value-type="string">
            <text:p>0_0_1_Anywhere_0</text:p>
          </table:table-cell>
          <table:table-cell office:value-type="float" office:value="0" calcext:value-type="float">
            <text:p>0</text:p>
          </table:table-cell>
          <table:table-cell table:formula="of:=VLOOKUP([.B2];[$DescriptionNPC.A$2:$DescriptionNPC.B$27];2)" office:value-type="string" office:string-value="Data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3]&amp;&quot;_&quot;&amp;[.D3]&amp;&quot;_&quot;&amp;[.E3]&amp;&quot;_&quot;&amp;[.F3]&amp;&quot;_&quot;&amp;[.H3]" office:value-type="string" office:string-value="1_0_1_Anywhere_0" calcext:value-type="string">
            <text:p>1_0_1_Anywhere_0</text:p>
          </table:table-cell>
          <table:table-cell office:value-type="float" office:value="1" calcext:value-type="float">
            <text:p>1</text:p>
          </table:table-cell>
          <table:table-cell table:formula="of:=VLOOKUP([.B3];[$DescriptionNPC.A$2:$DescriptionNPC.B$27];2)" office:value-type="string" office:string-value="Player" calcext:value-type="string">
            <text:p>Play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..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4]&amp;&quot;_&quot;&amp;[.D4]&amp;&quot;_&quot;&amp;[.E4]&amp;&quot;_&quot;&amp;[.F4]&amp;&quot;_&quot;&amp;[.H4]" office:value-type="string" office:string-value="2_0_1_Anywhere_3" calcext:value-type="string">
            <text:p>2_0_1_Anywhere_3</text:p>
          </table:table-cell>
          <table:table-cell office:value-type="float" office:value="2" calcext:value-type="float">
            <text:p>2</text:p>
          </table:table-cell>
          <table:table-cell table:formula="of:=VLOOKUP([.B4];[$DescriptionNPC.A$2:$DescriptionNPC.B$27];2)" office:value-type="string" office:string-value="Woman" calcext:value-type="string">
            <text:p>Wo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don't know you very well... but okay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5]&amp;&quot;_&quot;&amp;[.D5]&amp;&quot;_&quot;&amp;[.E5]&amp;&quot;_&quot;&amp;[.F5]&amp;&quot;_&quot;&amp;[.H5]" office:value-type="string" office:string-value="2_0_1_Anywhere_4" calcext:value-type="string">
            <text:p>2_0_1_Anywhere_4</text:p>
          </table:table-cell>
          <table:table-cell office:value-type="float" office:value="2" calcext:value-type="float">
            <text:p>2</text:p>
          </table:table-cell>
          <table:table-cell table:formula="of:=VLOOKUP([.B5];[$DescriptionNPC.A$2:$DescriptionNPC.B$27];2)" office:value-type="string" office:string-value="Woman" calcext:value-type="string">
            <text:p>Wo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his was a nice walk. Thanks for inviting me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6]&amp;&quot;_&quot;&amp;[.D6]&amp;&quot;_&quot;&amp;[.E6]&amp;&quot;_&quot;&amp;[.F6]&amp;&quot;_&quot;&amp;[.H6]" office:value-type="string" office:string-value="2_0_1_Anywhere_1" calcext:value-type="string">
            <text:p>2_0_1_Anywhere_1</text:p>
          </table:table-cell>
          <table:table-cell office:value-type="float" office:value="2" calcext:value-type="float">
            <text:p>2</text:p>
          </table:table-cell>
          <table:table-cell table:formula="of:=VLOOKUP([.B6];[$DescriptionNPC.A$2:$DescriptionNPC.B$27];2)" office:value-type="string" office:string-value="Woman" calcext:value-type="string">
            <text:p>Wo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ow, your PokeGear is impressive! |...wait that's not a PokeGear is it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7]&amp;&quot;_&quot;&amp;[.D7]&amp;&quot;_&quot;&amp;[.E7]&amp;&quot;_&quot;&amp;[.F7]&amp;&quot;_&quot;&amp;[.H7]" office:value-type="string" office:string-value="2_1_1_Anywhere_3" calcext:value-type="string">
            <text:p>2_1_1_Anywhere_3</text:p>
          </table:table-cell>
          <table:table-cell office:value-type="float" office:value="2" calcext:value-type="float">
            <text:p>2</text:p>
          </table:table-cell>
          <table:table-cell table:formula="of:=VLOOKUP([.B7];[$DescriptionNPC.A$2:$DescriptionNPC.B$27];2)" office:value-type="string" office:string-value="Woman" calcext:value-type="string">
            <text:p>Wo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-alright... I don't know if I like this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8]&amp;&quot;_&quot;&amp;[.D8]&amp;&quot;_&quot;&amp;[.E8]&amp;&quot;_&quot;&amp;[.F8]&amp;&quot;_&quot;&amp;[.H8]" office:value-type="string" office:string-value="2_1_1_Anywhere_4" calcext:value-type="string">
            <text:p>2_1_1_Anywhere_4</text:p>
          </table:table-cell>
          <table:table-cell office:value-type="float" office:value="2" calcext:value-type="float">
            <text:p>2</text:p>
          </table:table-cell>
          <table:table-cell table:formula="of:=VLOOKUP([.B8];[$DescriptionNPC.A$2:$DescriptionNPC.B$27];2)" office:value-type="string" office:string-value="Woman" calcext:value-type="string">
            <text:p>Wo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'll be here thinking things over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9]&amp;&quot;_&quot;&amp;[.D9]&amp;&quot;_&quot;&amp;[.E9]&amp;&quot;_&quot;&amp;[.F9]&amp;&quot;_&quot;&amp;[.H9]" office:value-type="string" office:string-value="2_1_1_Anywhere_1" calcext:value-type="string">
            <text:p>2_1_1_Anywhere_1</text:p>
          </table:table-cell>
          <table:table-cell office:value-type="float" office:value="2" calcext:value-type="float">
            <text:p>2</text:p>
          </table:table-cell>
          <table:table-cell table:formula="of:=VLOOKUP([.B9];[$DescriptionNPC.A$2:$DescriptionNPC.B$27];2)" office:value-type="string" office:string-value="Woman" calcext:value-type="string">
            <text:p>Wo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feel... so weird. ¬What happened to me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0]&amp;&quot;_&quot;&amp;[.D10]&amp;&quot;_&quot;&amp;[.E10]&amp;&quot;_&quot;&amp;[.F10]&amp;&quot;_&quot;&amp;[.H10]" office:value-type="string" office:string-value="3_0_1_Anywhere_3" calcext:value-type="string">
            <text:p>3_0_1_Anywhere_3</text:p>
          </table:table-cell>
          <table:table-cell office:value-type="float" office:value="3" calcext:value-type="float">
            <text:p>3</text:p>
          </table:table-cell>
          <table:table-cell table:formula="of:=VLOOKUP([.B10];[$DescriptionNPC.A$2:$DescriptionNPC.B$27];2)" office:value-type="string" office:string-value="Mom" calcext:value-type="string">
            <text:p>M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lright, sweety! Let's go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1]&amp;&quot;_&quot;&amp;[.D11]&amp;&quot;_&quot;&amp;[.E11]&amp;&quot;_&quot;&amp;[.F11]&amp;&quot;_&quot;&amp;[.H11]" office:value-type="string" office:string-value="3_0_1_Anywhere_4" calcext:value-type="string">
            <text:p>3_0_1_Anywhere_4</text:p>
          </table:table-cell>
          <table:table-cell office:value-type="float" office:value="3" calcext:value-type="float">
            <text:p>3</text:p>
          </table:table-cell>
          <table:table-cell table:formula="of:=VLOOKUP([.B11];[$DescriptionNPC.A$2:$DescriptionNPC.B$27];2)" office:value-type="string" office:string-value="Mom" calcext:value-type="string">
            <text:p>M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Don't be a stranger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2]&amp;&quot;_&quot;&amp;[.D12]&amp;&quot;_&quot;&amp;[.E12]&amp;&quot;_&quot;&amp;[.F12]&amp;&quot;_&quot;&amp;[.H12]" office:value-type="string" office:string-value="3_0_1_Anywhere_1" calcext:value-type="string">
            <text:p>3_0_1_Anywhere_1</text:p>
          </table:table-cell>
          <table:table-cell office:value-type="float" office:value="3" calcext:value-type="float">
            <text:p>3</text:p>
          </table:table-cell>
          <table:table-cell table:formula="of:=VLOOKUP([.B12];[$DescriptionNPC.A$2:$DescriptionNPC.B$27];2)" office:value-type="string" office:string-value="Mom" calcext:value-type="string">
            <text:p>M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llo there, sweetheart! How can I help you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3]&amp;&quot;_&quot;&amp;[.D13]&amp;&quot;_&quot;&amp;[.E13]&amp;&quot;_&quot;&amp;[.F13]&amp;&quot;_&quot;&amp;[.H13]" office:value-type="string" office:string-value="3_1_1_Anywhere_3" calcext:value-type="string">
            <text:p>3_1_1_Anywhere_3</text:p>
          </table:table-cell>
          <table:table-cell office:value-type="float" office:value="3" calcext:value-type="float">
            <text:p>3</text:p>
          </table:table-cell>
          <table:table-cell table:formula="of:=VLOOKUP([.B13];[$DescriptionNPC.A$2:$DescriptionNPC.B$27];2)" office:value-type="string" office:string-value="Mom" calcext:value-type="string">
            <text:p>M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weety, could you... maybe make me grow even larger? |...For mommy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4]&amp;&quot;_&quot;&amp;[.D14]&amp;&quot;_&quot;&amp;[.E14]&amp;&quot;_&quot;&amp;[.F14]&amp;&quot;_&quot;&amp;[.H14]" office:value-type="string" office:string-value="3_1_1_Anywhere_4" calcext:value-type="string">
            <text:p>3_1_1_Anywhere_4</text:p>
          </table:table-cell>
          <table:table-cell office:value-type="float" office:value="3" calcext:value-type="float">
            <text:p>3</text:p>
          </table:table-cell>
          <table:table-cell table:formula="of:=VLOOKUP([.B14];[$DescriptionNPC.A$2:$DescriptionNPC.B$27];2)" office:value-type="string" office:string-value="Mom" calcext:value-type="string">
            <text:p>M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, sweety. I'll be here if you need anything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5]&amp;&quot;_&quot;&amp;[.D15]&amp;&quot;_&quot;&amp;[.E15]&amp;&quot;_&quot;&amp;[.F15]&amp;&quot;_&quot;&amp;[.H15]" office:value-type="string" office:string-value="3_1_1_Anywhere_1" calcext:value-type="string">
            <text:p>3_1_1_Anywhere_1</text:p>
          </table:table-cell>
          <table:table-cell office:value-type="float" office:value="3" calcext:value-type="float">
            <text:p>3</text:p>
          </table:table-cell>
          <table:table-cell table:formula="of:=VLOOKUP([.B15];[$DescriptionNPC.A$2:$DescriptionNPC.B$27];2)" office:value-type="string" office:string-value="Mom" calcext:value-type="string">
            <text:p>M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... oh my! Turn away, sweety! This is inappropriate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6]&amp;&quot;_&quot;&amp;[.D16]&amp;&quot;_&quot;&amp;[.E16]&amp;&quot;_&quot;&amp;[.F16]&amp;&quot;_&quot;&amp;[.H16]" office:value-type="string" office:string-value="4_0_1_Anywhere_3" calcext:value-type="string">
            <text:p>4_0_1_Anywhere_3</text:p>
          </table:table-cell>
          <table:table-cell office:value-type="float" office:value="4" calcext:value-type="float">
            <text:p>4</text:p>
          </table:table-cell>
          <table:table-cell table:formula="of:=VLOOKUP([.B16];[$DescriptionNPC.A$2:$DescriptionNPC.B$27];2)" office:value-type="string" office:string-value="Maid" calcext:value-type="string">
            <text:p>Ma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was MAID to serve. Teehee! |...sorry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7]&amp;&quot;_&quot;&amp;[.D17]&amp;&quot;_&quot;&amp;[.E17]&amp;&quot;_&quot;&amp;[.F17]&amp;&quot;_&quot;&amp;[.H17]" office:value-type="string" office:string-value="4_0_1_Anywhere_4" calcext:value-type="string">
            <text:p>4_0_1_Anywhere_4</text:p>
          </table:table-cell>
          <table:table-cell office:value-type="float" office:value="4" calcext:value-type="float">
            <text:p>4</text:p>
          </table:table-cell>
          <table:table-cell table:formula="of:=VLOOKUP([.B17];[$DescriptionNPC.A$2:$DescriptionNPC.B$27];2)" office:value-type="string" office:string-value="Maid" calcext:value-type="string">
            <text:p>Ma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s you wish, sir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3">
          <table:table-cell table:formula="of:=[.B18]&amp;&quot;_&quot;&amp;[.D18]&amp;&quot;_&quot;&amp;[.E18]&amp;&quot;_&quot;&amp;[.F18]&amp;&quot;_&quot;&amp;[.H18]" office:value-type="string" office:string-value="4_0_1_Anywhere_1" calcext:value-type="string">
            <text:p>4_0_1_Anywhere_1</text:p>
          </table:table-cell>
          <table:table-cell office:value-type="float" office:value="4" calcext:value-type="float">
            <text:p>4</text:p>
          </table:table-cell>
          <table:table-cell table:formula="of:=VLOOKUP([.B18];[$DescriptionNPC.A$2:$DescriptionNPC.B$27];2)" office:value-type="string" office:string-value="Maid" calcext:value-type="string">
            <text:p>Ma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llo, sir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3">
          <table:table-cell table:formula="of:=[.B19]&amp;&quot;_&quot;&amp;[.D19]&amp;&quot;_&quot;&amp;[.E19]&amp;&quot;_&quot;&amp;[.F19]&amp;&quot;_&quot;&amp;[.H19]" office:value-type="string" office:string-value="4_1_1_Anywhere_3" calcext:value-type="string">
            <text:p>4_1_1_Anywhere_3</text:p>
          </table:table-cell>
          <table:table-cell office:value-type="float" office:value="4" calcext:value-type="float">
            <text:p>4</text:p>
          </table:table-cell>
          <table:table-cell table:formula="of:=VLOOKUP([.B19];[$DescriptionNPC.A$2:$DescriptionNPC.B$27];2)" office:value-type="string" office:string-value="Maid" calcext:value-type="string">
            <text:p>Ma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at would you like me to do, si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3">
          <table:table-cell table:formula="of:=[.B20]&amp;&quot;_&quot;&amp;[.D20]&amp;&quot;_&quot;&amp;[.E20]&amp;&quot;_&quot;&amp;[.F20]&amp;&quot;_&quot;&amp;[.H20]" office:value-type="string" office:string-value="4_1_1_Anywhere_4" calcext:value-type="string">
            <text:p>4_1_1_Anywhere_4</text:p>
          </table:table-cell>
          <table:table-cell office:value-type="float" office:value="4" calcext:value-type="float">
            <text:p>4</text:p>
          </table:table-cell>
          <table:table-cell table:formula="of:=VLOOKUP([.B20];[$DescriptionNPC.A$2:$DescriptionNPC.B$27];2)" office:value-type="string" office:string-value="Maid" calcext:value-type="string">
            <text:p>Ma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Did you have a job requiring my new strength?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21]&amp;&quot;_&quot;&amp;[.D21]&amp;&quot;_&quot;&amp;[.E21]&amp;&quot;_&quot;&amp;[.F21]&amp;&quot;_&quot;&amp;[.H21]" office:value-type="string" office:string-value="4_1_1_Anywhere_1" calcext:value-type="string">
            <text:p>4_1_1_Anywhere_1</text:p>
          </table:table-cell>
          <table:table-cell office:value-type="float" office:value="4" calcext:value-type="float">
            <text:p>4</text:p>
          </table:table-cell>
          <table:table-cell table:formula="of:=VLOOKUP([.B21];[$DescriptionNPC.A$2:$DescriptionNPC.B$27];2)" office:value-type="string" office:string-value="Maid" calcext:value-type="string">
            <text:p>Ma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 my! This will make my job so much easier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22]&amp;&quot;_&quot;&amp;[.D22]&amp;&quot;_&quot;&amp;[.E22]&amp;&quot;_&quot;&amp;[.F22]&amp;&quot;_&quot;&amp;[.H22]" office:value-type="string" office:string-value="5_0_1_Anywhere_3" calcext:value-type="string">
            <text:p>5_0_1_Anywhere_3</text:p>
          </table:table-cell>
          <table:table-cell office:value-type="float" office:value="5" calcext:value-type="float">
            <text:p>5</text:p>
          </table:table-cell>
          <table:table-cell table:formula="of:=VLOOKUP([.B22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'll follow you everywhere master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23]&amp;&quot;_&quot;&amp;[.D23]&amp;&quot;_&quot;&amp;[.E23]&amp;&quot;_&quot;&amp;[.F23]&amp;&quot;_&quot;&amp;[.H23]" office:value-type="string" office:string-value="5_0_1_Anywhere_4" calcext:value-type="string">
            <text:p>5_0_1_Anywhere_4</text:p>
          </table:table-cell>
          <table:table-cell office:value-type="float" office:value="5" calcext:value-type="float">
            <text:p>5</text:p>
          </table:table-cell>
          <table:table-cell table:formula="of:=VLOOKUP([.B23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'll wait here master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24]&amp;&quot;_&quot;&amp;[.D24]&amp;&quot;_&quot;&amp;[.E24]&amp;&quot;_&quot;&amp;[.F24]&amp;&quot;_&quot;&amp;[.H24]" office:value-type="string" office:string-value="5_0_1_Anywhere_1" calcext:value-type="string">
            <text:p>5_0_1_Anywhere_1</text:p>
          </table:table-cell>
          <table:table-cell office:value-type="float" office:value="5" calcext:value-type="float">
            <text:p>5</text:p>
          </table:table-cell>
          <table:table-cell table:formula="of:=VLOOKUP([.B24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i Master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25]&amp;&quot;_&quot;&amp;[.D25]&amp;&quot;_&quot;&amp;[.E25]&amp;&quot;_&quot;&amp;[.F25]&amp;&quot;_&quot;&amp;[.H25]" office:value-type="string" office:string-value="5_1_1_Anywhere_3" calcext:value-type="string">
            <text:p>5_1_1_Anywhere_3</text:p>
          </table:table-cell>
          <table:table-cell office:value-type="float" office:value="5" calcext:value-type="float">
            <text:p>5</text:p>
          </table:table-cell>
          <table:table-cell table:formula="of:=VLOOKUP([.B25];[$DescriptionNPC.A$2:$DescriptionNPC.B$27];2)" office:value-type="string" office:string-value="Gardevoir" calcext:value-type="string">
            <text:p>Gardevo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'll even carry you if you want master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26]&amp;&quot;_&quot;&amp;[.D26]&amp;&quot;_&quot;&amp;[.E26]&amp;&quot;_&quot;&amp;[.F26]&amp;&quot;_&quot;&amp;[.H26]" office:value-type="string" office:string-value="5_1_1_Anywhere_4" calcext:value-type="string">
            <text:p>5_1_1_Anywhere_4</text:p>
          </table:table-cell>
          <table:table-cell office:value-type="float" office:value="5" calcext:value-type="float">
            <text:p>5</text:p>
          </table:table-cell>
          <table:table-cell table:formula="of:=VLOOKUP([.B26];[$DescriptionNPC.A$2:$DescriptionNPC.B$27];2)" office:value-type="string" office:string-value="Gardevoir" calcext:value-type="string">
            <text:p>Gardevo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Don't take too long master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27]&amp;&quot;_&quot;&amp;[.D27]&amp;&quot;_&quot;&amp;[.E27]&amp;&quot;_&quot;&amp;[.F27]&amp;&quot;_&quot;&amp;[.H27]" office:value-type="string" office:string-value="5_1_1_Anywhere_1" calcext:value-type="string">
            <text:p>5_1_1_Anywhere_1</text:p>
          </table:table-cell>
          <table:table-cell office:value-type="float" office:value="5" calcext:value-type="float">
            <text:p>5</text:p>
          </table:table-cell>
          <table:table-cell table:formula="of:=VLOOKUP([.B27];[$DescriptionNPC.A$2:$DescriptionNPC.B$27];2)" office:value-type="string" office:string-value="Gardevoir" calcext:value-type="string">
            <text:p>Gardevo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... what's happened to me, Master? |I'm so... big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28]&amp;&quot;_&quot;&amp;[.D28]&amp;&quot;_&quot;&amp;[.E28]&amp;&quot;_&quot;&amp;[.F28]&amp;&quot;_&quot;&amp;[.H28]" office:value-type="string" office:string-value="5_2_1_Anywhere_3" calcext:value-type="string">
            <text:p>5_2_1_Anywhere_3</text:p>
          </table:table-cell>
          <table:table-cell office:value-type="float" office:value="5" calcext:value-type="float">
            <text:p>5</text:p>
          </table:table-cell>
          <table:table-cell table:formula="of:=VLOOKUP([.B28];[$DescriptionNPC.A$2:$DescriptionNPC.B$27];2)" office:value-type="string" office:string-value="Gardevoir" calcext:value-type="string">
            <text:p>Gardevo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Let's go somewhere private, master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29]&amp;&quot;_&quot;&amp;[.D29]&amp;&quot;_&quot;&amp;[.E29]&amp;&quot;_&quot;&amp;[.F29]&amp;&quot;_&quot;&amp;[.H29]" office:value-type="string" office:string-value="5_2_1_Anywhere_4" calcext:value-type="string">
            <text:p>5_2_1_Anywhere_4</text:p>
          </table:table-cell>
          <table:table-cell office:value-type="float" office:value="5" calcext:value-type="float">
            <text:p>5</text:p>
          </table:table-cell>
          <table:table-cell table:formula="of:=VLOOKUP([.B29];[$DescriptionNPC.A$2:$DescriptionNPC.B$27];2)" office:value-type="string" office:string-value="Gardevoir" calcext:value-type="string">
            <text:p>Gardevo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Don't leave me master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30]&amp;&quot;_&quot;&amp;[.D30]&amp;&quot;_&quot;&amp;[.E30]&amp;&quot;_&quot;&amp;[.F30]&amp;&quot;_&quot;&amp;[.H30]" office:value-type="string" office:string-value="5_2_1_Anywhere_1" calcext:value-type="string">
            <text:p>5_2_1_Anywhere_1</text:p>
          </table:table-cell>
          <table:table-cell office:value-type="float" office:value="5" calcext:value-type="float">
            <text:p>5</text:p>
          </table:table-cell>
          <table:table-cell table:formula="of:=VLOOKUP([.B30];[$DescriptionNPC.A$2:$DescriptionNPC.B$27];2)" office:value-type="string" office:string-value="Gardevoir" calcext:value-type="string">
            <text:p>Gardevo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-I feel great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31]&amp;&quot;_&quot;&amp;[.D31]&amp;&quot;_&quot;&amp;[.E31]&amp;&quot;_&quot;&amp;[.F31]&amp;&quot;_&quot;&amp;[.H31]" office:value-type="string" office:string-value="5_3_1_Anywhere_3" calcext:value-type="string">
            <text:p>5_3_1_Anywhere_3</text:p>
          </table:table-cell>
          <table:table-cell office:value-type="float" office:value="5" calcext:value-type="float">
            <text:p>5</text:p>
          </table:table-cell>
          <table:table-cell table:formula="of:=VLOOKUP([.B31];[$DescriptionNPC.A$2:$DescriptionNPC.B$27];2)" office:value-type="string" office:string-value="Gardevoir" calcext:value-type="string">
            <text:p>Gardevo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You know where to go Master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32]&amp;&quot;_&quot;&amp;[.D32]&amp;&quot;_&quot;&amp;[.E32]&amp;&quot;_&quot;&amp;[.F32]&amp;&quot;_&quot;&amp;[.H32]" office:value-type="string" office:string-value="5_3_1_Anywhere_4" calcext:value-type="string">
            <text:p>5_3_1_Anywhere_4</text:p>
          </table:table-cell>
          <table:table-cell office:value-type="float" office:value="5" calcext:value-type="float">
            <text:p>5</text:p>
          </table:table-cell>
          <table:table-cell table:formula="of:=VLOOKUP([.B32];[$DescriptionNPC.A$2:$DescriptionNPC.B$27];2)" office:value-type="string" office:string-value="Gardevoir" calcext:value-type="string">
            <text:p>Gardevo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ease... Master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33]&amp;&quot;_&quot;&amp;[.D33]&amp;&quot;_&quot;&amp;[.E33]&amp;&quot;_&quot;&amp;[.F33]&amp;&quot;_&quot;&amp;[.H33]" office:value-type="string" office:string-value="5_3_1_Anywhere_1" calcext:value-type="string">
            <text:p>5_3_1_Anywhere_1</text:p>
          </table:table-cell>
          <table:table-cell office:value-type="float" office:value="5" calcext:value-type="float">
            <text:p>5</text:p>
          </table:table-cell>
          <table:table-cell table:formula="of:=VLOOKUP([.B33];[$DescriptionNPC.A$2:$DescriptionNPC.B$27];2)" office:value-type="string" office:string-value="Gardevoir" calcext:value-type="string">
            <text:p>Gardevo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L-Let's have sex master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34]&amp;&quot;_&quot;&amp;[.D34]&amp;&quot;_&quot;&amp;[.E34]&amp;&quot;_&quot;&amp;[.F34]&amp;&quot;_&quot;&amp;[.H34]" office:value-type="string" office:string-value="6_0_1_Anywhere_3" calcext:value-type="string">
            <text:p>6_0_1_Anywhere_3</text:p>
          </table:table-cell>
          <table:table-cell office:value-type="float" office:value="6" calcext:value-type="float">
            <text:p>6</text:p>
          </table:table-cell>
          <table:table-cell table:formula="of:=VLOOKUP([.B34];[$DescriptionNPC.A$2:$DescriptionNPC.B$27];2)" office:value-type="string" office:string-value="SchoolGirl" calcext:value-type="string">
            <text:p>School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Let's go, we are gonna be late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35]&amp;&quot;_&quot;&amp;[.D35]&amp;&quot;_&quot;&amp;[.E35]&amp;&quot;_&quot;&amp;[.F35]&amp;&quot;_&quot;&amp;[.H35]" office:value-type="string" office:string-value="6_0_1_Anywhere_4" calcext:value-type="string">
            <text:p>6_0_1_Anywhere_4</text:p>
          </table:table-cell>
          <table:table-cell office:value-type="float" office:value="6" calcext:value-type="float">
            <text:p>6</text:p>
          </table:table-cell>
          <table:table-cell table:formula="of:=VLOOKUP([.B35];[$DescriptionNPC.A$2:$DescriptionNPC.B$27];2)" office:value-type="string" office:string-value="SchoolGirl" calcext:value-type="string">
            <text:p>School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, but hurry up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36]&amp;&quot;_&quot;&amp;[.D36]&amp;&quot;_&quot;&amp;[.E36]&amp;&quot;_&quot;&amp;[.F36]&amp;&quot;_&quot;&amp;[.H36]" office:value-type="string" office:string-value="6_0_1_Anywhere_1" calcext:value-type="string">
            <text:p>6_0_1_Anywhere_1</text:p>
          </table:table-cell>
          <table:table-cell office:value-type="float" office:value="6" calcext:value-type="float">
            <text:p>6</text:p>
          </table:table-cell>
          <table:table-cell table:formula="of:=VLOOKUP([.B36];[$DescriptionNPC.A$2:$DescriptionNPC.B$27];2)" office:value-type="string" office:string-value="SchoolGirl" calcext:value-type="string">
            <text:p>School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i PLAYERNAME! Are you ready for school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37]&amp;&quot;_&quot;&amp;[.D37]&amp;&quot;_&quot;&amp;[.E37]&amp;&quot;_&quot;&amp;[.F37]&amp;&quot;_&quot;&amp;[.H37]" office:value-type="string" office:string-value="6_1_1_Anywhere_3" calcext:value-type="string">
            <text:p>6_1_1_Anywhere_3</text:p>
          </table:table-cell>
          <table:table-cell office:value-type="float" office:value="6" calcext:value-type="float">
            <text:p>6</text:p>
          </table:table-cell>
          <table:table-cell table:formula="of:=VLOOKUP([.B37];[$DescriptionNPC.A$2:$DescriptionNPC.B$27];2)" office:value-type="string" office:string-value="SchoolGirl" calcext:value-type="string">
            <text:p>School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Can't go... like this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38]&amp;&quot;_&quot;&amp;[.D38]&amp;&quot;_&quot;&amp;[.E38]&amp;&quot;_&quot;&amp;[.F38]&amp;&quot;_&quot;&amp;[.H38]" office:value-type="string" office:string-value="6_1_1_Anywhere_4" calcext:value-type="string">
            <text:p>6_1_1_Anywhere_4</text:p>
          </table:table-cell>
          <table:table-cell office:value-type="float" office:value="6" calcext:value-type="float">
            <text:p>6</text:p>
          </table:table-cell>
          <table:table-cell table:formula="of:=VLOOKUP([.B38];[$DescriptionNPC.A$2:$DescriptionNPC.B$27];2)" office:value-type="string" office:string-value="SchoolGirl" calcext:value-type="string">
            <text:p>School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eed... a break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39]&amp;&quot;_&quot;&amp;[.D39]&amp;&quot;_&quot;&amp;[.E39]&amp;&quot;_&quot;&amp;[.F39]&amp;&quot;_&quot;&amp;[.H39]" office:value-type="string" office:string-value="6_1_1_Anywhere_1" calcext:value-type="string">
            <text:p>6_1_1_Anywhere_1</text:p>
          </table:table-cell>
          <table:table-cell office:value-type="float" office:value="6" calcext:value-type="float">
            <text:p>6</text:p>
          </table:table-cell>
          <table:table-cell table:formula="of:=VLOOKUP([.B39];[$DescriptionNPC.A$2:$DescriptionNPC.B$27];2)" office:value-type="string" office:string-value="SchoolGirl" calcext:value-type="string">
            <text:p>School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Ugh... what did to me? Hard... hard to think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40]&amp;&quot;_&quot;&amp;[.D40]&amp;&quot;_&quot;&amp;[.E40]&amp;&quot;_&quot;&amp;[.F40]&amp;&quot;_&quot;&amp;[.H40]" office:value-type="string" office:string-value="7_0_1_Anywhere_3" calcext:value-type="string">
            <text:p>7_0_1_Anywhere_3</text:p>
          </table:table-cell>
          <table:table-cell office:value-type="float" office:value="7" calcext:value-type="float">
            <text:p>7</text:p>
          </table:table-cell>
          <table:table-cell table:formula="of:=VLOOKUP([.B40];[$DescriptionNPC.A$2:$DescriptionNPC.B$27];2)" office:value-type="string" office:string-value="Roserade" calcext:value-type="string">
            <text:p>Rosera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lright. Let us go, dearie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41]&amp;&quot;_&quot;&amp;[.D41]&amp;&quot;_&quot;&amp;[.E41]&amp;&quot;_&quot;&amp;[.F41]&amp;&quot;_&quot;&amp;[.H41]" office:value-type="string" office:string-value="7_0_1_Anywhere_4" calcext:value-type="string">
            <text:p>7_0_1_Anywhere_4</text:p>
          </table:table-cell>
          <table:table-cell office:value-type="float" office:value="7" calcext:value-type="float">
            <text:p>7</text:p>
          </table:table-cell>
          <table:table-cell table:formula="of:=VLOOKUP([.B41];[$DescriptionNPC.A$2:$DescriptionNPC.B$27];2)" office:value-type="string" office:string-value="Roserade" calcext:value-type="string">
            <text:p>Rosera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t least it's a beautiful day outside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42]&amp;&quot;_&quot;&amp;[.D42]&amp;&quot;_&quot;&amp;[.E42]&amp;&quot;_&quot;&amp;[.F42]&amp;&quot;_&quot;&amp;[.H42]" office:value-type="string" office:string-value="7_0_1_Anywhere_1" calcext:value-type="string">
            <text:p>7_0_1_Anywhere_1</text:p>
          </table:table-cell>
          <table:table-cell office:value-type="float" office:value="7" calcext:value-type="float">
            <text:p>7</text:p>
          </table:table-cell>
          <table:table-cell table:formula="of:=VLOOKUP([.B42];[$DescriptionNPC.A$2:$DescriptionNPC.B$27];2)" office:value-type="string" office:string-value="Roserade" calcext:value-type="string">
            <text:p>Rosera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llo there, dearie! What can I do for you today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43]&amp;&quot;_&quot;&amp;[.D43]&amp;&quot;_&quot;&amp;[.E43]&amp;&quot;_&quot;&amp;[.F43]&amp;&quot;_&quot;&amp;[.H43]" office:value-type="string" office:string-value="7_1_1_Anywhere_3" calcext:value-type="string">
            <text:p>7_1_1_Anywhere_3</text:p>
          </table:table-cell>
          <table:table-cell office:value-type="float" office:value="7" calcext:value-type="float">
            <text:p>7</text:p>
          </table:table-cell>
          <table:table-cell table:formula="of:=VLOOKUP([.B43];[$DescriptionNPC.A$2:$DescriptionNPC.B$27];2)" office:value-type="string" office:string-value="Roserade" calcext:value-type="string">
            <text:p>Rose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Yes, my dear. |Could you do me a favor though, and make me grow even larger?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44]&amp;&quot;_&quot;&amp;[.D44]&amp;&quot;_&quot;&amp;[.E44]&amp;&quot;_&quot;&amp;[.F44]&amp;&quot;_&quot;&amp;[.H44]" office:value-type="string" office:string-value="7_1_1_Anywhere_4" calcext:value-type="string">
            <text:p>7_1_1_Anywhere_4</text:p>
          </table:table-cell>
          <table:table-cell office:value-type="float" office:value="7" calcext:value-type="float">
            <text:p>7</text:p>
          </table:table-cell>
          <table:table-cell table:formula="of:=VLOOKUP([.B44];[$DescriptionNPC.A$2:$DescriptionNPC.B$27];2)" office:value-type="string" office:string-value="Roserade" calcext:value-type="string">
            <text:p>Rose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Don't take long, dear. I'm eager for more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45]&amp;&quot;_&quot;&amp;[.D45]&amp;&quot;_&quot;&amp;[.E45]&amp;&quot;_&quot;&amp;[.F45]&amp;&quot;_&quot;&amp;[.H45]" office:value-type="string" office:string-value="7_1_1_Anywhere_1" calcext:value-type="string">
            <text:p>7_1_1_Anywhere_1</text:p>
          </table:table-cell>
          <table:table-cell office:value-type="float" office:value="7" calcext:value-type="float">
            <text:p>7</text:p>
          </table:table-cell>
          <table:table-cell table:formula="of:=VLOOKUP([.B45];[$DescriptionNPC.A$2:$DescriptionNPC.B$27];2)" office:value-type="string" office:string-value="Roserade" calcext:value-type="string">
            <text:p>Rose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! That was nice, darling. Such a dextrous physique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46]&amp;&quot;_&quot;&amp;[.D46]&amp;&quot;_&quot;&amp;[.E46]&amp;&quot;_&quot;&amp;[.F46]&amp;&quot;_&quot;&amp;[.H46]" office:value-type="string" office:string-value="8_0_1_Anywhere_3" calcext:value-type="string">
            <text:p>8_0_1_Anywhere_3</text:p>
          </table:table-cell>
          <table:table-cell office:value-type="float" office:value="8" calcext:value-type="float">
            <text:p>8</text:p>
          </table:table-cell>
          <table:table-cell table:formula="of:=VLOOKUP([.B46];[$DescriptionNPC.A$2:$DescriptionNPC.B$27];2)" office:value-type="string" office:string-value="Rosa" calcext:value-type="string">
            <text:p>R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ure! I bet we'll have a great time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47]&amp;&quot;_&quot;&amp;[.D47]&amp;&quot;_&quot;&amp;[.E47]&amp;&quot;_&quot;&amp;[.F47]&amp;&quot;_&quot;&amp;[.H47]" office:value-type="string" office:string-value="8_0_1_Anywhere_4" calcext:value-type="string">
            <text:p>8_0_1_Anywhere_4</text:p>
          </table:table-cell>
          <table:table-cell office:value-type="float" office:value="8" calcext:value-type="float">
            <text:p>8</text:p>
          </table:table-cell>
          <table:table-cell table:formula="of:=VLOOKUP([.B47];[$DescriptionNPC.A$2:$DescriptionNPC.B$27];2)" office:value-type="string" office:string-value="Rosa" calcext:value-type="string">
            <text:p>R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Understood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48]&amp;&quot;_&quot;&amp;[.D48]&amp;&quot;_&quot;&amp;[.E48]&amp;&quot;_&quot;&amp;[.F48]&amp;&quot;_&quot;&amp;[.H48]" office:value-type="string" office:string-value="8_0_1_Anywhere_1" calcext:value-type="string">
            <text:p>8_0_1_Anywhere_1</text:p>
          </table:table-cell>
          <table:table-cell office:value-type="float" office:value="8" calcext:value-type="float">
            <text:p>8</text:p>
          </table:table-cell>
          <table:table-cell table:formula="of:=VLOOKUP([.B48];[$DescriptionNPC.A$2:$DescriptionNPC.B$27];2)" office:value-type="string" office:string-value="Rosa" calcext:value-type="string">
            <text:p>R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y, pal! How are ya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49]&amp;&quot;_&quot;&amp;[.D49]&amp;&quot;_&quot;&amp;[.E49]&amp;&quot;_&quot;&amp;[.F49]&amp;&quot;_&quot;&amp;[.H49]" office:value-type="string" office:string-value="8_1_1_Anywhere_3" calcext:value-type="string">
            <text:p>8_1_1_Anywhere_3</text:p>
          </table:table-cell>
          <table:table-cell office:value-type="float" office:value="8" calcext:value-type="float">
            <text:p>8</text:p>
          </table:table-cell>
          <table:table-cell table:formula="of:=VLOOKUP([.B49];[$DescriptionNPC.A$2:$DescriptionNPC.B$27];2)" office:value-type="string" office:string-value="Rosa" calcext:value-type="string">
            <text:p>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ure! Just try that thing on me again, will ya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50]&amp;&quot;_&quot;&amp;[.D50]&amp;&quot;_&quot;&amp;[.E50]&amp;&quot;_&quot;&amp;[.F50]&amp;&quot;_&quot;&amp;[.H50]" office:value-type="string" office:string-value="8_1_1_Anywhere_4" calcext:value-type="string">
            <text:p>8_1_1_Anywhere_4</text:p>
          </table:table-cell>
          <table:table-cell office:value-type="float" office:value="8" calcext:value-type="float">
            <text:p>8</text:p>
          </table:table-cell>
          <table:table-cell table:formula="of:=VLOOKUP([.B50];[$DescriptionNPC.A$2:$DescriptionNPC.B$27];2)" office:value-type="string" office:string-value="Rosa" calcext:value-type="string">
            <text:p>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lright, but I don't have all day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51]&amp;&quot;_&quot;&amp;[.D51]&amp;&quot;_&quot;&amp;[.E51]&amp;&quot;_&quot;&amp;[.F51]&amp;&quot;_&quot;&amp;[.H51]" office:value-type="string" office:string-value="8_1_1_Anywhere_1" calcext:value-type="string">
            <text:p>8_1_1_Anywhere_1</text:p>
          </table:table-cell>
          <table:table-cell office:value-type="float" office:value="8" calcext:value-type="float">
            <text:p>8</text:p>
          </table:table-cell>
          <table:table-cell table:formula="of:=VLOOKUP([.B51];[$DescriptionNPC.A$2:$DescriptionNPC.B$27];2)" office:value-type="string" office:string-value="Rosa" calcext:value-type="string">
            <text:p>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at did you do to me!? I'm massive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52]&amp;&quot;_&quot;&amp;[.D52]&amp;&quot;_&quot;&amp;[.E52]&amp;&quot;_&quot;&amp;[.F52]&amp;&quot;_&quot;&amp;[.H52]" office:value-type="string" office:string-value="8_2_1_Anywhere_3" calcext:value-type="string">
            <text:p>8_2_1_Anywhere_3</text:p>
          </table:table-cell>
          <table:table-cell office:value-type="float" office:value="8" calcext:value-type="float">
            <text:p>8</text:p>
          </table:table-cell>
          <table:table-cell table:formula="of:=VLOOKUP([.B52];[$DescriptionNPC.A$2:$DescriptionNPC.B$27];2)" office:value-type="string" office:string-value="Rosa" calcext:value-type="string">
            <text:p>Ro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'll come along, pal. Just make me bigger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53]&amp;&quot;_&quot;&amp;[.D53]&amp;&quot;_&quot;&amp;[.E53]&amp;&quot;_&quot;&amp;[.F53]&amp;&quot;_&quot;&amp;[.H53]" office:value-type="string" office:string-value="8_2_1_Anywhere_4" calcext:value-type="string">
            <text:p>8_2_1_Anywhere_4</text:p>
          </table:table-cell>
          <table:table-cell office:value-type="float" office:value="8" calcext:value-type="float">
            <text:p>8</text:p>
          </table:table-cell>
          <table:table-cell table:formula="of:=VLOOKUP([.B53];[$DescriptionNPC.A$2:$DescriptionNPC.B$27];2)" office:value-type="string" office:string-value="Rosa" calcext:value-type="string">
            <text:p>Ro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ease, don't be too long... I need more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54]&amp;&quot;_&quot;&amp;[.D54]&amp;&quot;_&quot;&amp;[.E54]&amp;&quot;_&quot;&amp;[.F54]&amp;&quot;_&quot;&amp;[.H54]" office:value-type="string" office:string-value="8_2_1_Anywhere_1" calcext:value-type="string">
            <text:p>8_2_1_Anywhere_1</text:p>
          </table:table-cell>
          <table:table-cell office:value-type="float" office:value="8" calcext:value-type="float">
            <text:p>8</text:p>
          </table:table-cell>
          <table:table-cell table:formula="of:=VLOOKUP([.B54];[$DescriptionNPC.A$2:$DescriptionNPC.B$27];2)" office:value-type="string" office:string-value="Rosa" calcext:value-type="string">
            <text:p>Ros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Dang! Look at these muscles! I bet I could lift a Wailmer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55]&amp;&quot;_&quot;&amp;[.D55]&amp;&quot;_&quot;&amp;[.E55]&amp;&quot;_&quot;&amp;[.F55]&amp;&quot;_&quot;&amp;[.H55]" office:value-type="string" office:string-value="9_0_1_Anywhere_3" calcext:value-type="string">
            <text:p>9_0_1_Anywhere_3</text:p>
          </table:table-cell>
          <table:table-cell office:value-type="float" office:value="9" calcext:value-type="float">
            <text:p>9</text:p>
          </table:table-cell>
          <table:table-cell table:formula="of:=VLOOKUP([.B55];[$DescriptionNPC.A$2:$DescriptionNPC.B$27];2)" office:value-type="string" office:string-value="Whimsicott" calcext:value-type="string">
            <text:p>Whimsicot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Let's go. Maybe we can get to the bottom of this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56]&amp;&quot;_&quot;&amp;[.D56]&amp;&quot;_&quot;&amp;[.E56]&amp;&quot;_&quot;&amp;[.F56]&amp;&quot;_&quot;&amp;[.H56]" office:value-type="string" office:string-value="9_0_1_Anywhere_4" calcext:value-type="string">
            <text:p>9_0_1_Anywhere_4</text:p>
          </table:table-cell>
          <table:table-cell office:value-type="float" office:value="9" calcext:value-type="float">
            <text:p>9</text:p>
          </table:table-cell>
          <table:table-cell table:formula="of:=VLOOKUP([.B56];[$DescriptionNPC.A$2:$DescriptionNPC.B$27];2)" office:value-type="string" office:string-value="Whimsicott" calcext:value-type="string">
            <text:p>Whimsicot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, but hurry back. We have to sort this out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57]&amp;&quot;_&quot;&amp;[.D57]&amp;&quot;_&quot;&amp;[.E57]&amp;&quot;_&quot;&amp;[.F57]&amp;&quot;_&quot;&amp;[.H57]" office:value-type="string" office:string-value="9_0_1_Anywhere_1" calcext:value-type="string">
            <text:p>9_0_1_Anywhere_1</text:p>
          </table:table-cell>
          <table:table-cell office:value-type="float" office:value="9" calcext:value-type="float">
            <text:p>9</text:p>
          </table:table-cell>
          <table:table-cell table:formula="of:=VLOOKUP([.B57];[$DescriptionNPC.A$2:$DescriptionNPC.B$27];2)" office:value-type="string" office:string-value="Whimsicott" calcext:value-type="string">
            <text:p>Whimsicot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eird things have been going on around here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58]&amp;&quot;_&quot;&amp;[.D58]&amp;&quot;_&quot;&amp;[.E58]&amp;&quot;_&quot;&amp;[.F58]&amp;&quot;_&quot;&amp;[.H58]" office:value-type="string" office:string-value="9_1_1_Anywhere_3" calcext:value-type="string">
            <text:p>9_1_1_Anywhere_3</text:p>
          </table:table-cell>
          <table:table-cell office:value-type="float" office:value="9" calcext:value-type="float">
            <text:p>9</text:p>
          </table:table-cell>
          <table:table-cell table:formula="of:=VLOOKUP([.B58];[$DescriptionNPC.A$2:$DescriptionNPC.B$27];2)" office:value-type="string" office:string-value="Whimsicott" calcext:value-type="string">
            <text:p>Whimsicot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hope my new strength can help figure this ou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59]&amp;&quot;_&quot;&amp;[.D59]&amp;&quot;_&quot;&amp;[.E59]&amp;&quot;_&quot;&amp;[.F59]&amp;&quot;_&quot;&amp;[.H59]" office:value-type="string" office:string-value="9_1_1_Anywhere_4" calcext:value-type="string">
            <text:p>9_1_1_Anywhere_4</text:p>
          </table:table-cell>
          <table:table-cell office:value-type="float" office:value="9" calcext:value-type="float">
            <text:p>9</text:p>
          </table:table-cell>
          <table:table-cell table:formula="of:=VLOOKUP([.B59];[$DescriptionNPC.A$2:$DescriptionNPC.B$27];2)" office:value-type="string" office:string-value="Whimsicott" calcext:value-type="string">
            <text:p>Whimsicot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Just be sure to come back soon, and give me more strength. |We'll need it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60]&amp;&quot;_&quot;&amp;[.D60]&amp;&quot;_&quot;&amp;[.E60]&amp;&quot;_&quot;&amp;[.F60]&amp;&quot;_&quot;&amp;[.H60]" office:value-type="string" office:string-value="9_1_1_Anywhere_1" calcext:value-type="string">
            <text:p>9_1_1_Anywhere_1</text:p>
          </table:table-cell>
          <table:table-cell office:value-type="float" office:value="9" calcext:value-type="float">
            <text:p>9</text:p>
          </table:table-cell>
          <table:table-cell table:formula="of:=VLOOKUP([.B60];[$DescriptionNPC.A$2:$DescriptionNPC.B$27];2)" office:value-type="string" office:string-value="Whimsicott" calcext:value-type="string">
            <text:p>Whimsicot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never thought I'd get swept up in this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61]&amp;&quot;_&quot;&amp;[.D61]&amp;&quot;_&quot;&amp;[.E61]&amp;&quot;_&quot;&amp;[.F61]&amp;&quot;_&quot;&amp;[.H61]" office:value-type="string" office:string-value="9_2_1_Anywhere_4" calcext:value-type="string">
            <text:p>9_2_1_Anywhere_4</text:p>
          </table:table-cell>
          <table:table-cell office:value-type="float" office:value="9" calcext:value-type="float">
            <text:p>9</text:p>
          </table:table-cell>
          <table:table-cell table:formula="of:=VLOOKUP([.B61];[$DescriptionNPC.A$2:$DescriptionNPC.B$27];2)" office:value-type="string" office:string-value="Whimsicott" calcext:value-type="string">
            <text:p>Whimsicot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need to rest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62]&amp;&quot;_&quot;&amp;[.D62]&amp;&quot;_&quot;&amp;[.E62]&amp;&quot;_&quot;&amp;[.F62]&amp;&quot;_&quot;&amp;[.H62]" office:value-type="string" office:string-value="10_0_1_Anywhere_3" calcext:value-type="string">
            <text:p>10_0_1_Anywhere_3</text:p>
          </table:table-cell>
          <table:table-cell office:value-type="float" office:value="10" calcext:value-type="float">
            <text:p>10</text:p>
          </table:table-cell>
          <table:table-cell table:formula="of:=VLOOKUP([.B62];[$DescriptionNPC.A$2:$DescriptionNPC.B$27];2)" office:value-type="string" office:string-value="Braixen" calcext:value-type="string">
            <text:p>Brai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! This will surely help me evlolve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63]&amp;&quot;_&quot;&amp;[.D63]&amp;&quot;_&quot;&amp;[.E63]&amp;&quot;_&quot;&amp;[.F63]&amp;&quot;_&quot;&amp;[.H63]" office:value-type="string" office:string-value="10_0_1_Anywhere_4" calcext:value-type="string">
            <text:p>10_0_1_Anywhere_4</text:p>
          </table:table-cell>
          <table:table-cell office:value-type="float" office:value="10" calcext:value-type="float">
            <text:p>10</text:p>
          </table:table-cell>
          <table:table-cell table:formula="of:=VLOOKUP([.B63];[$DescriptionNPC.A$2:$DescriptionNPC.B$27];2)" office:value-type="string" office:string-value="Braixen" calcext:value-type="string">
            <text:p>Brai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Right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64]&amp;&quot;_&quot;&amp;[.D64]&amp;&quot;_&quot;&amp;[.E64]&amp;&quot;_&quot;&amp;[.F64]&amp;&quot;_&quot;&amp;[.H64]" office:value-type="string" office:string-value="10_0_1_Anywhere_1" calcext:value-type="string">
            <text:p>10_0_1_Anywhere_1</text:p>
          </table:table-cell>
          <table:table-cell office:value-type="float" office:value="10" calcext:value-type="float">
            <text:p>10</text:p>
          </table:table-cell>
          <table:table-cell table:formula="of:=VLOOKUP([.B64];[$DescriptionNPC.A$2:$DescriptionNPC.B$27];2)" office:value-type="string" office:string-value="Braixen" calcext:value-type="string">
            <text:p>Brai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llo, Master. How are you doing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65]&amp;&quot;_&quot;&amp;[.D65]&amp;&quot;_&quot;&amp;[.E65]&amp;&quot;_&quot;&amp;[.F65]&amp;&quot;_&quot;&amp;[.H65]" office:value-type="string" office:string-value="10_1_1_Anywhere_3" calcext:value-type="string">
            <text:p>10_1_1_Anywhere_3</text:p>
          </table:table-cell>
          <table:table-cell office:value-type="float" office:value="10" calcext:value-type="float">
            <text:p>10</text:p>
          </table:table-cell>
          <table:table-cell table:formula="of:=VLOOKUP([.B65];[$DescriptionNPC.A$2:$DescriptionNPC.B$27];2)" office:value-type="string" office:string-value="Braixen" calcext:value-type="string">
            <text:p>Braix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a! I hope this helps me further my training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66]&amp;&quot;_&quot;&amp;[.D66]&amp;&quot;_&quot;&amp;[.E66]&amp;&quot;_&quot;&amp;[.F66]&amp;&quot;_&quot;&amp;[.H66]" office:value-type="string" office:string-value="10_1_1_Anywhere_4" calcext:value-type="string">
            <text:p>10_1_1_Anywhere_4</text:p>
          </table:table-cell>
          <table:table-cell office:value-type="float" office:value="10" calcext:value-type="float">
            <text:p>10</text:p>
          </table:table-cell>
          <table:table-cell table:formula="of:=VLOOKUP([.B66];[$DescriptionNPC.A$2:$DescriptionNPC.B$27];2)" office:value-type="string" office:string-value="Braixen" calcext:value-type="string">
            <text:p>Braix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lright... If I must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67]&amp;&quot;_&quot;&amp;[.D67]&amp;&quot;_&quot;&amp;[.E67]&amp;&quot;_&quot;&amp;[.F67]&amp;&quot;_&quot;&amp;[.H67]" office:value-type="string" office:string-value="10_1_1_Anywhere_1" calcext:value-type="string">
            <text:p>10_1_1_Anywhere_1</text:p>
          </table:table-cell>
          <table:table-cell office:value-type="float" office:value="10" calcext:value-type="float">
            <text:p>10</text:p>
          </table:table-cell>
          <table:table-cell table:formula="of:=VLOOKUP([.B67];[$DescriptionNPC.A$2:$DescriptionNPC.B$27];2)" office:value-type="string" office:string-value="Braixen" calcext:value-type="string">
            <text:p>Braix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, Arceus! Is... has my body grown? ...I like it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68]&amp;&quot;_&quot;&amp;[.D68]&amp;&quot;_&quot;&amp;[.E68]&amp;&quot;_&quot;&amp;[.F68]&amp;&quot;_&quot;&amp;[.H68]" office:value-type="string" office:string-value="10_2_1_Anywhere_3" calcext:value-type="string">
            <text:p>10_2_1_Anywhere_3</text:p>
          </table:table-cell>
          <table:table-cell office:value-type="float" office:value="10" calcext:value-type="float">
            <text:p>10</text:p>
          </table:table-cell>
          <table:table-cell table:formula="of:=VLOOKUP([.B68];[$DescriptionNPC.A$2:$DescriptionNPC.B$27];2)" office:value-type="string" office:string-value="Braixen" calcext:value-type="string">
            <text:p>Braix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nything you wish, so long as I can keep growing stronger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69]&amp;&quot;_&quot;&amp;[.D69]&amp;&quot;_&quot;&amp;[.E69]&amp;&quot;_&quot;&amp;[.F69]&amp;&quot;_&quot;&amp;[.H69]" office:value-type="string" office:string-value="10_2_1_Anywhere_4" calcext:value-type="string">
            <text:p>10_2_1_Anywhere_4</text:p>
          </table:table-cell>
          <table:table-cell office:value-type="float" office:value="10" calcext:value-type="float">
            <text:p>10</text:p>
          </table:table-cell>
          <table:table-cell table:formula="of:=VLOOKUP([.B69];[$DescriptionNPC.A$2:$DescriptionNPC.B$27];2)" office:value-type="string" office:string-value="Braixen" calcext:value-type="string">
            <text:p>Braix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, yes! My training is truly paying off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70]&amp;&quot;_&quot;&amp;[.D70]&amp;&quot;_&quot;&amp;[.E70]&amp;&quot;_&quot;&amp;[.F70]&amp;&quot;_&quot;&amp;[.H70]" office:value-type="string" office:string-value="11_0_1_Anywhere_3" calcext:value-type="string">
            <text:p>11_0_1_Anywhere_3</text:p>
          </table:table-cell>
          <table:table-cell office:value-type="float" office:value="11" calcext:value-type="float">
            <text:p>11</text:p>
          </table:table-cell>
          <table:table-cell table:formula="of:=VLOOKUP([.B70];[$DescriptionNPC.A$2:$DescriptionNPC.B$27];2)" office:value-type="string" office:string-value="Hilda" calcext:value-type="string">
            <text:p>Hil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Eh... sure. I could use a walk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71]&amp;&quot;_&quot;&amp;[.D71]&amp;&quot;_&quot;&amp;[.E71]&amp;&quot;_&quot;&amp;[.F71]&amp;&quot;_&quot;&amp;[.H71]" office:value-type="string" office:string-value="11_0_1_Anywhere_4" calcext:value-type="string">
            <text:p>11_0_1_Anywhere_4</text:p>
          </table:table-cell>
          <table:table-cell office:value-type="float" office:value="11" calcext:value-type="float">
            <text:p>11</text:p>
          </table:table-cell>
          <table:table-cell table:formula="of:=VLOOKUP([.B71];[$DescriptionNPC.A$2:$DescriptionNPC.B$27];2)" office:value-type="string" office:string-value="Hilda" calcext:value-type="string">
            <text:p>Hil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! I'll just chill here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72]&amp;&quot;_&quot;&amp;[.D72]&amp;&quot;_&quot;&amp;[.E72]&amp;&quot;_&quot;&amp;[.F72]&amp;&quot;_&quot;&amp;[.H72]" office:value-type="string" office:string-value="11_0_1_Anywhere_1" calcext:value-type="string">
            <text:p>11_0_1_Anywhere_1</text:p>
          </table:table-cell>
          <table:table-cell office:value-type="float" office:value="11" calcext:value-type="float">
            <text:p>11</text:p>
          </table:table-cell>
          <table:table-cell table:formula="of:=VLOOKUP([.B72];[$DescriptionNPC.A$2:$DescriptionNPC.B$27];2)" office:value-type="string" office:string-value="Hilda" calcext:value-type="string">
            <text:p>Hil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y man! ¬Great day to be outside, am I right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73]&amp;&quot;_&quot;&amp;[.D73]&amp;&quot;_&quot;&amp;[.E73]&amp;&quot;_&quot;&amp;[.F73]&amp;&quot;_&quot;&amp;[.H73]" office:value-type="string" office:string-value="11_1_1_Anywhere_3" calcext:value-type="string">
            <text:p>11_1_1_Anywhere_3</text:p>
          </table:table-cell>
          <table:table-cell office:value-type="float" office:value="11" calcext:value-type="float">
            <text:p>11</text:p>
          </table:table-cell>
          <table:table-cell table:formula="of:=VLOOKUP([.B73];[$DescriptionNPC.A$2:$DescriptionNPC.B$27];2)" office:value-type="string" office:string-value="Hilda" calcext:value-type="string">
            <text:p>Hil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Dude, listen... do me a solid and juice me up a bit more, will ya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74]&amp;&quot;_&quot;&amp;[.D74]&amp;&quot;_&quot;&amp;[.E74]&amp;&quot;_&quot;&amp;[.F74]&amp;&quot;_&quot;&amp;[.H74]" office:value-type="string" office:string-value="11_1_1_Anywhere_4" calcext:value-type="string">
            <text:p>11_1_1_Anywhere_4</text:p>
          </table:table-cell>
          <table:table-cell office:value-type="float" office:value="11" calcext:value-type="float">
            <text:p>11</text:p>
          </table:table-cell>
          <table:table-cell table:formula="of:=VLOOKUP([.B74];[$DescriptionNPC.A$2:$DescriptionNPC.B$27];2)" office:value-type="string" office:string-value="Hilda" calcext:value-type="string">
            <text:p>Hil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urry back, man. I want more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75]&amp;&quot;_&quot;&amp;[.D75]&amp;&quot;_&quot;&amp;[.E75]&amp;&quot;_&quot;&amp;[.F75]&amp;&quot;_&quot;&amp;[.H75]" office:value-type="string" office:string-value="11_1_1_Anywhere_1" calcext:value-type="string">
            <text:p>11_1_1_Anywhere_1</text:p>
          </table:table-cell>
          <table:table-cell office:value-type="float" office:value="11" calcext:value-type="float">
            <text:p>11</text:p>
          </table:table-cell>
          <table:table-cell table:formula="of:=VLOOKUP([.B75];[$DescriptionNPC.A$2:$DescriptionNPC.B$27];2)" office:value-type="string" office:string-value="Hilda" calcext:value-type="string">
            <text:p>Hil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ooh... that felt good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76]&amp;&quot;_&quot;&amp;[.D76]&amp;&quot;_&quot;&amp;[.E76]&amp;&quot;_&quot;&amp;[.F76]&amp;&quot;_&quot;&amp;[.H76]" office:value-type="string" office:string-value="12_0_1_Anywhere_3" calcext:value-type="string">
            <text:p>12_0_1_Anywhere_3</text:p>
          </table:table-cell>
          <table:table-cell office:value-type="float" office:value="12" calcext:value-type="float">
            <text:p>12</text:p>
          </table:table-cell>
          <table:table-cell table:formula="of:=VLOOKUP([.B76];[$DescriptionNPC.A$2:$DescriptionNPC.B$27];2)" office:value-type="string" office:string-value="Lana" calcext:value-type="string">
            <text:p>L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at's that? You want me to follow you? Alright, why not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77]&amp;&quot;_&quot;&amp;[.D77]&amp;&quot;_&quot;&amp;[.E77]&amp;&quot;_&quot;&amp;[.F77]&amp;&quot;_&quot;&amp;[.H77]" office:value-type="string" office:string-value="12_0_1_Anywhere_4" calcext:value-type="string">
            <text:p>12_0_1_Anywhere_4</text:p>
          </table:table-cell>
          <table:table-cell office:value-type="float" office:value="12" calcext:value-type="float">
            <text:p>12</text:p>
          </table:table-cell>
          <table:table-cell table:formula="of:=VLOOKUP([.B77];[$DescriptionNPC.A$2:$DescriptionNPC.B$27];2)" office:value-type="string" office:string-value="Lana" calcext:value-type="string">
            <text:p>L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! I'll see you when you get back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78]&amp;&quot;_&quot;&amp;[.D78]&amp;&quot;_&quot;&amp;[.E78]&amp;&quot;_&quot;&amp;[.F78]&amp;&quot;_&quot;&amp;[.H78]" office:value-type="string" office:string-value="12_0_1_Anywhere_1" calcext:value-type="string">
            <text:p>12_0_1_Anywhere_1</text:p>
          </table:table-cell>
          <table:table-cell office:value-type="float" office:value="12" calcext:value-type="float">
            <text:p>12</text:p>
          </table:table-cell>
          <table:table-cell table:formula="of:=VLOOKUP([.B78];[$DescriptionNPC.A$2:$DescriptionNPC.B$27];2)" office:value-type="string" office:string-value="Lana" calcext:value-type="string">
            <text:p>L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i, trainer! What brings you here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79]&amp;&quot;_&quot;&amp;[.D79]&amp;&quot;_&quot;&amp;[.E79]&amp;&quot;_&quot;&amp;[.F79]&amp;&quot;_&quot;&amp;[.H79]" office:value-type="string" office:string-value="12_1_1_Anywhere_3" calcext:value-type="string">
            <text:p>12_1_1_Anywhere_3</text:p>
          </table:table-cell>
          <table:table-cell office:value-type="float" office:value="12" calcext:value-type="float">
            <text:p>12</text:p>
          </table:table-cell>
          <table:table-cell table:formula="of:=VLOOKUP([.B79];[$DescriptionNPC.A$2:$DescriptionNPC.B$27];2)" office:value-type="string" office:string-value="Lana" calcext:value-type="string">
            <text:p>L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. Uh... please, if you can... |...could you maybe... |...make me grow again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80]&amp;&quot;_&quot;&amp;[.D80]&amp;&quot;_&quot;&amp;[.E80]&amp;&quot;_&quot;&amp;[.F80]&amp;&quot;_&quot;&amp;[.H80]" office:value-type="string" office:string-value="12_1_1_Anywhere_4" calcext:value-type="string">
            <text:p>12_1_1_Anywhere_4</text:p>
          </table:table-cell>
          <table:table-cell office:value-type="float" office:value="12" calcext:value-type="float">
            <text:p>12</text:p>
          </table:table-cell>
          <table:table-cell table:formula="of:=VLOOKUP([.B80];[$DescriptionNPC.A$2:$DescriptionNPC.B$27];2)" office:value-type="string" office:string-value="Lana" calcext:value-type="string">
            <text:p>L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... but please come back soon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81]&amp;&quot;_&quot;&amp;[.D81]&amp;&quot;_&quot;&amp;[.E81]&amp;&quot;_&quot;&amp;[.F81]&amp;&quot;_&quot;&amp;[.H81]" office:value-type="string" office:string-value="12_1_1_Anywhere_1" calcext:value-type="string">
            <text:p>12_1_1_Anywhere_1</text:p>
          </table:table-cell>
          <table:table-cell office:value-type="float" office:value="12" calcext:value-type="float">
            <text:p>12</text:p>
          </table:table-cell>
          <table:table-cell table:formula="of:=VLOOKUP([.B81];[$DescriptionNPC.A$2:$DescriptionNPC.B$27];2)" office:value-type="string" office:string-value="Lana" calcext:value-type="string">
            <text:p>L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 my... are these... muscles? They feel... they feel... nice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82]&amp;&quot;_&quot;&amp;[.D82]&amp;&quot;_&quot;&amp;[.E82]&amp;&quot;_&quot;&amp;[.F82]&amp;&quot;_&quot;&amp;[.H82]" office:value-type="string" office:string-value="12_2_1_Anywhere_3" calcext:value-type="string">
            <text:p>12_2_1_Anywhere_3</text:p>
          </table:table-cell>
          <table:table-cell office:value-type="float" office:value="12" calcext:value-type="float">
            <text:p>12</text:p>
          </table:table-cell>
          <table:table-cell table:formula="of:=VLOOKUP([.B82];[$DescriptionNPC.A$2:$DescriptionNPC.B$27];2)" office:value-type="string" office:string-value="Lana" calcext:value-type="string">
            <text:p>La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-p-please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83]&amp;&quot;_&quot;&amp;[.D83]&amp;&quot;_&quot;&amp;[.E83]&amp;&quot;_&quot;&amp;[.F83]&amp;&quot;_&quot;&amp;[.H83]" office:value-type="string" office:string-value="12_2_1_Anywhere_4" calcext:value-type="string">
            <text:p>12_2_1_Anywhere_4</text:p>
          </table:table-cell>
          <table:table-cell office:value-type="float" office:value="12" calcext:value-type="float">
            <text:p>12</text:p>
          </table:table-cell>
          <table:table-cell table:formula="of:=VLOOKUP([.B83];[$DescriptionNPC.A$2:$DescriptionNPC.B$27];2)" office:value-type="string" office:string-value="Lana" calcext:value-type="string">
            <text:p>La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. I'm getting tired. P-please g-give me more, though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84]&amp;&quot;_&quot;&amp;[.D84]&amp;&quot;_&quot;&amp;[.E84]&amp;&quot;_&quot;&amp;[.F84]&amp;&quot;_&quot;&amp;[.H84]" office:value-type="string" office:string-value="12_2_1_Anywhere_1" calcext:value-type="string">
            <text:p>12_2_1_Anywhere_1</text:p>
          </table:table-cell>
          <table:table-cell office:value-type="float" office:value="12" calcext:value-type="float">
            <text:p>12</text:p>
          </table:table-cell>
          <table:table-cell table:formula="of:=VLOOKUP([.B84];[$DescriptionNPC.A$2:$DescriptionNPC.B$27];2)" office:value-type="string" office:string-value="Lana" calcext:value-type="string">
            <text:p>La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 no! M-my shirt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85]&amp;&quot;_&quot;&amp;[.D85]&amp;&quot;_&quot;&amp;[.E85]&amp;&quot;_&quot;&amp;[.F85]&amp;&quot;_&quot;&amp;[.H85]" office:value-type="string" office:string-value="13_0_1_Anywhere_3" calcext:value-type="string">
            <text:p>13_0_1_Anywhere_3</text:p>
          </table:table-cell>
          <table:table-cell office:value-type="float" office:value="13" calcext:value-type="float">
            <text:p>13</text:p>
          </table:table-cell>
          <table:table-cell table:formula="of:=VLOOKUP([.B85];[$DescriptionNPC.A$2:$DescriptionNPC.B$27];2)" office:value-type="string" office:string-value="Mallow" calcext:value-type="string">
            <text:p>Ma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ure! I hope we see a lot of Grass Type Pokemon! |They're so adoreable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86]&amp;&quot;_&quot;&amp;[.D86]&amp;&quot;_&quot;&amp;[.E86]&amp;&quot;_&quot;&amp;[.F86]&amp;&quot;_&quot;&amp;[.H86]" office:value-type="string" office:string-value="13_0_1_Anywhere_4" calcext:value-type="string">
            <text:p>13_0_1_Anywhere_4</text:p>
          </table:table-cell>
          <table:table-cell office:value-type="float" office:value="13" calcext:value-type="float">
            <text:p>13</text:p>
          </table:table-cell>
          <table:table-cell table:formula="of:=VLOOKUP([.B86];[$DescriptionNPC.A$2:$DescriptionNPC.B$27];2)" office:value-type="string" office:string-value="Mallow" calcext:value-type="string">
            <text:p>Ma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! I'll just enjoy the weather until you get back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formula="of:=[.B87]&amp;&quot;_&quot;&amp;[.D87]&amp;&quot;_&quot;&amp;[.E87]&amp;&quot;_&quot;&amp;[.F87]&amp;&quot;_&quot;&amp;[.H87]" office:value-type="string" office:string-value="13_0_1_Anywhere_1" calcext:value-type="string">
            <text:p>13_0_1_Anywhere_1</text:p>
          </table:table-cell>
          <table:table-cell office:value-type="float" office:value="13" calcext:value-type="float">
            <text:p>13</text:p>
          </table:table-cell>
          <table:table-cell table:formula="of:=VLOOKUP([.B87];[$DescriptionNPC.A$2:$DescriptionNPC.B$27];2)" office:value-type="string" office:string-value="Mallow" calcext:value-type="string">
            <text:p>Ma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llo there! ¬Such a beautiful day today! |Flowers are blooming, and the sun is, well... sunny! |Teehee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88]&amp;&quot;_&quot;&amp;[.D88]&amp;&quot;_&quot;&amp;[.E88]&amp;&quot;_&quot;&amp;[.F88]&amp;&quot;_&quot;&amp;[.H88]" office:value-type="string" office:string-value="13_1_1_Anywhere_3" calcext:value-type="string">
            <text:p>13_1_1_Anywhere_3</text:p>
          </table:table-cell>
          <table:table-cell office:value-type="float" office:value="13" calcext:value-type="float">
            <text:p>13</text:p>
          </table:table-cell>
          <table:table-cell table:formula="of:=VLOOKUP([.B88];[$DescriptionNPC.A$2:$DescriptionNPC.B$27];2)" office:value-type="string" office:string-value="Mallow" calcext:value-type="string">
            <text:p>Mal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Um... sure. Maybe we can find a way to reverse this. |...or maybe not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89]&amp;&quot;_&quot;&amp;[.D89]&amp;&quot;_&quot;&amp;[.E89]&amp;&quot;_&quot;&amp;[.F89]&amp;&quot;_&quot;&amp;[.H89]" office:value-type="string" office:string-value="13_1_1_Anywhere_4" calcext:value-type="string">
            <text:p>13_1_1_Anywhere_4</text:p>
          </table:table-cell>
          <table:table-cell office:value-type="float" office:value="13" calcext:value-type="float">
            <text:p>13</text:p>
          </table:table-cell>
          <table:table-cell table:formula="of:=VLOOKUP([.B89];[$DescriptionNPC.A$2:$DescriptionNPC.B$27];2)" office:value-type="string" office:string-value="Mallow" calcext:value-type="string">
            <text:p>Mal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. I could use a few minutes to feel the sun shine on my skin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90]&amp;&quot;_&quot;&amp;[.D90]&amp;&quot;_&quot;&amp;[.E90]&amp;&quot;_&quot;&amp;[.F90]&amp;&quot;_&quot;&amp;[.H90]" office:value-type="string" office:string-value="13_1_1_Anywhere_1" calcext:value-type="string">
            <text:p>13_1_1_Anywhere_1</text:p>
          </table:table-cell>
          <table:table-cell office:value-type="float" office:value="13" calcext:value-type="float">
            <text:p>13</text:p>
          </table:table-cell>
          <table:table-cell table:formula="of:=VLOOKUP([.B90];[$DescriptionNPC.A$2:$DescriptionNPC.B$27];2)" office:value-type="string" office:string-value="Mallow" calcext:value-type="string">
            <text:p>Mall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oah... is this how a Pokemon feels after using growth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formula="of:=[.B91]&amp;&quot;_&quot;&amp;[.D91]&amp;&quot;_&quot;&amp;[.E91]&amp;&quot;_&quot;&amp;[.F91]&amp;&quot;_&quot;&amp;[.H91]" office:value-type="string" office:string-value="14_0_1_Anywhere_3" calcext:value-type="string">
            <text:p>14_0_1_Anywhere_3</text:p>
          </table:table-cell>
          <table:table-cell office:value-type="float" office:value="14" calcext:value-type="float">
            <text:p>14</text:p>
          </table:table-cell>
          <table:table-cell table:formula="of:=VLOOKUP([.B91];[$DescriptionNPC.A$2:$DescriptionNPC.B$27];2)" office:value-type="string" office:string-value="Mareanie" calcext:value-type="string">
            <text:p>Marea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llow you? Why would I? (Hmm maybe I'll be leaded to some Corsola) Actually, I will, let's go stranger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92]&amp;&quot;_&quot;&amp;[.D92]&amp;&quot;_&quot;&amp;[.E92]&amp;&quot;_&quot;&amp;[.F92]&amp;&quot;_&quot;&amp;[.H92]" office:value-type="string" office:string-value="14_0_1_Anywhere_4" calcext:value-type="string">
            <text:p>14_0_1_Anywhere_4</text:p>
          </table:table-cell>
          <table:table-cell office:value-type="float" office:value="14" calcext:value-type="float">
            <text:p>14</text:p>
          </table:table-cell>
          <table:table-cell table:formula="of:=VLOOKUP([.B92];[$DescriptionNPC.A$2:$DescriptionNPC.B$27];2)" office:value-type="string" office:string-value="Mareanie" calcext:value-type="string">
            <text:p>Marea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at a waste of time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93]&amp;&quot;_&quot;&amp;[.D93]&amp;&quot;_&quot;&amp;[.E93]&amp;&quot;_&quot;&amp;[.F93]&amp;&quot;_&quot;&amp;[.H93]" office:value-type="string" office:string-value="14_0_1_Anywhere_1" calcext:value-type="string">
            <text:p>14_0_1_Anywhere_1</text:p>
          </table:table-cell>
          <table:table-cell office:value-type="float" office:value="14" calcext:value-type="float">
            <text:p>14</text:p>
          </table:table-cell>
          <table:table-cell table:formula="of:=VLOOKUP([.B93];[$DescriptionNPC.A$2:$DescriptionNPC.B$27];2)" office:value-type="string" office:string-value="Mareanie" calcext:value-type="string">
            <text:p>Marean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at do you want? I'm not in the mood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94]&amp;&quot;_&quot;&amp;[.D94]&amp;&quot;_&quot;&amp;[.E94]&amp;&quot;_&quot;&amp;[.F94]&amp;&quot;_&quot;&amp;[.H94]" office:value-type="string" office:string-value="14_1_1_Anywhere_3" calcext:value-type="string">
            <text:p>14_1_1_Anywhere_3</text:p>
          </table:table-cell>
          <table:table-cell office:value-type="float" office:value="14" calcext:value-type="float">
            <text:p>14</text:p>
          </table:table-cell>
          <table:table-cell table:formula="of:=VLOOKUP([.B94];[$DescriptionNPC.A$2:$DescriptionNPC.B$27];2)" office:value-type="string" office:string-value="Mareanie" calcext:value-type="string">
            <text:p>Marean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ure shorty, I need my protein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95]&amp;&quot;_&quot;&amp;[.D95]&amp;&quot;_&quot;&amp;[.E95]&amp;&quot;_&quot;&amp;[.F95]&amp;&quot;_&quot;&amp;[.H95]" office:value-type="string" office:string-value="14_1_1_Anywhere_4" calcext:value-type="string">
            <text:p>14_1_1_Anywhere_4</text:p>
          </table:table-cell>
          <table:table-cell office:value-type="float" office:value="14" calcext:value-type="float">
            <text:p>14</text:p>
          </table:table-cell>
          <table:table-cell table:formula="of:=VLOOKUP([.B95];[$DescriptionNPC.A$2:$DescriptionNPC.B$27];2)" office:value-type="string" office:string-value="Mareanie" calcext:value-type="string">
            <text:p>Marean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lright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96]&amp;&quot;_&quot;&amp;[.D96]&amp;&quot;_&quot;&amp;[.E96]&amp;&quot;_&quot;&amp;[.F96]&amp;&quot;_&quot;&amp;[.H96]" office:value-type="string" office:string-value="14_1_1_Anywhere_1" calcext:value-type="string">
            <text:p>14_1_1_Anywhere_1</text:p>
          </table:table-cell>
          <table:table-cell office:value-type="float" office:value="14" calcext:value-type="float">
            <text:p>14</text:p>
          </table:table-cell>
          <table:table-cell table:formula="of:=VLOOKUP([.B96];[$DescriptionNPC.A$2:$DescriptionNPC.B$27];2)" office:value-type="string" office:string-value="Mareanie" calcext:value-type="string">
            <text:p>Marean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oahoho! This is sick! Look at these massive muscles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97]&amp;&quot;_&quot;&amp;[.D97]&amp;&quot;_&quot;&amp;[.E97]&amp;&quot;_&quot;&amp;[.F97]&amp;&quot;_&quot;&amp;[.H97]" office:value-type="string" office:string-value="16_0_1_Anywhere_3" calcext:value-type="string">
            <text:p>16_0_1_Anywhere_3</text:p>
          </table:table-cell>
          <table:table-cell office:value-type="float" office:value="16" calcext:value-type="float">
            <text:p>16</text:p>
          </table:table-cell>
          <table:table-cell table:formula="of:=VLOOKUP([.B97];[$DescriptionNPC.A$2:$DescriptionNPC.B$27];2)" office:value-type="string" office:string-value="Gothitelle" calcext:value-type="string">
            <text:p>Gothite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f course. Let us depar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98]&amp;&quot;_&quot;&amp;[.D98]&amp;&quot;_&quot;&amp;[.E98]&amp;&quot;_&quot;&amp;[.F98]&amp;&quot;_&quot;&amp;[.H98]" office:value-type="string" office:string-value="16_0_1_Anywhere_4" calcext:value-type="string">
            <text:p>16_0_1_Anywhere_4</text:p>
          </table:table-cell>
          <table:table-cell office:value-type="float" office:value="16" calcext:value-type="float">
            <text:p>16</text:p>
          </table:table-cell>
          <table:table-cell table:formula="of:=VLOOKUP([.B98];[$DescriptionNPC.A$2:$DescriptionNPC.B$27];2)" office:value-type="string" office:string-value="Gothitelle" calcext:value-type="string">
            <text:p>Gothite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f course, Master. I'll wait here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99]&amp;&quot;_&quot;&amp;[.D99]&amp;&quot;_&quot;&amp;[.E99]&amp;&quot;_&quot;&amp;[.F99]&amp;&quot;_&quot;&amp;[.H99]" office:value-type="string" office:string-value="16_0_1_Anywhere_1" calcext:value-type="string">
            <text:p>16_0_1_Anywhere_1</text:p>
          </table:table-cell>
          <table:table-cell office:value-type="float" office:value="16" calcext:value-type="float">
            <text:p>16</text:p>
          </table:table-cell>
          <table:table-cell table:formula="of:=VLOOKUP([.B99];[$DescriptionNPC.A$2:$DescriptionNPC.B$27];2)" office:value-type="string" office:string-value="Gothitelle" calcext:value-type="string">
            <text:p>Gothitel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Greetings, Master. How are you today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00]&amp;&quot;_&quot;&amp;[.D100]&amp;&quot;_&quot;&amp;[.E100]&amp;&quot;_&quot;&amp;[.F100]&amp;&quot;_&quot;&amp;[.H100]" office:value-type="string" office:string-value="16_1_1_Anywhere_4" calcext:value-type="string">
            <text:p>16_1_1_Anywhere_4</text:p>
          </table:table-cell>
          <table:table-cell office:value-type="float" office:value="16" calcext:value-type="float">
            <text:p>16</text:p>
          </table:table-cell>
          <table:table-cell table:formula="of:=VLOOKUP([.B100];[$DescriptionNPC.A$2:$DescriptionNPC.B$27];2)" office:value-type="string" office:string-value="Gothitelle" calcext:value-type="string">
            <text:p>Gothitel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Yes, Master. Whatever you say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01]&amp;&quot;_&quot;&amp;[.D101]&amp;&quot;_&quot;&amp;[.E101]&amp;&quot;_&quot;&amp;[.F101]&amp;&quot;_&quot;&amp;[.H101]" office:value-type="string" office:string-value="16_1_1_Anywhere_1" calcext:value-type="string">
            <text:p>16_1_1_Anywhere_1</text:p>
          </table:table-cell>
          <table:table-cell office:value-type="float" office:value="16" calcext:value-type="float">
            <text:p>16</text:p>
          </table:table-cell>
          <table:table-cell table:formula="of:=VLOOKUP([.B101];[$DescriptionNPC.A$2:$DescriptionNPC.B$27];2)" office:value-type="string" office:string-value="Gothitelle" calcext:value-type="string">
            <text:p>Gothitel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at have you done!? |Why have I experienced such a drastic change in physique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02]&amp;&quot;_&quot;&amp;[.D102]&amp;&quot;_&quot;&amp;[.E102]&amp;&quot;_&quot;&amp;[.F102]&amp;&quot;_&quot;&amp;[.H102]" office:value-type="string" office:string-value="16_1_1_Anywhere_3" calcext:value-type="string">
            <text:p>16_1_1_Anywhere_3</text:p>
          </table:table-cell>
          <table:table-cell office:value-type="float" office:value="16" calcext:value-type="float">
            <text:p>16</text:p>
          </table:table-cell>
          <table:table-cell table:formula="of:=VLOOKUP([.B102];[$DescriptionNPC.A$2:$DescriptionNPC.B$27];2)" office:value-type="string" office:string-value="Gothitelle" calcext:value-type="string">
            <text:p>Gothitel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Forgive my previous reaction. |I won't doubt your choices. Let's go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03]&amp;&quot;_&quot;&amp;[.D103]&amp;&quot;_&quot;&amp;[.E103]&amp;&quot;_&quot;&amp;[.F103]&amp;&quot;_&quot;&amp;[.H103]" office:value-type="string" office:string-value="16_2_1_Anywhere_1" calcext:value-type="string">
            <text:p>16_2_1_Anywhere_1</text:p>
          </table:table-cell>
          <table:table-cell office:value-type="float" office:value="16" calcext:value-type="float">
            <text:p>16</text:p>
          </table:table-cell>
          <table:table-cell table:formula="of:=VLOOKUP([.B103];[$DescriptionNPC.A$2:$DescriptionNPC.B$27];2)" office:value-type="string" office:string-value="Gothitelle" calcext:value-type="string">
            <text:p>Gothitel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ure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04]&amp;&quot;_&quot;&amp;[.D104]&amp;&quot;_&quot;&amp;[.E104]&amp;&quot;_&quot;&amp;[.F104]&amp;&quot;_&quot;&amp;[.H104]" office:value-type="string" office:string-value="17_0_1_Anywhere_7" calcext:value-type="string">
            <text:p>17_0_1_Anywhere_7</text:p>
          </table:table-cell>
          <table:table-cell office:value-type="float" office:value="17" calcext:value-type="float">
            <text:p>17</text:p>
          </table:table-cell>
          <table:table-cell table:formula="of:=VLOOKUP([.B104];[$DescriptionNPC.A$2:$DescriptionNPC.B$27];2)" office:value-type="string" office:string-value="PokeCenter_W" calcext:value-type="string">
            <text:p>PokeCenter_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orry! I've got work to do!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formula="of:=[.B105]&amp;&quot;_&quot;&amp;[.D105]&amp;&quot;_&quot;&amp;[.E105]&amp;&quot;_&quot;&amp;[.F105]&amp;&quot;_&quot;&amp;[.H105]" office:value-type="string" office:string-value="17_0_1_Anywhere_1" calcext:value-type="string">
            <text:p>17_0_1_Anywhere_1</text:p>
          </table:table-cell>
          <table:table-cell office:value-type="float" office:value="17" calcext:value-type="float">
            <text:p>17</text:p>
          </table:table-cell>
          <table:table-cell table:formula="of:=VLOOKUP([.B105];[$DescriptionNPC.A$2:$DescriptionNPC.B$27];2)" office:value-type="string" office:string-value="PokeCenter_W" calcext:value-type="string">
            <text:p>PokeCenter_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lrigh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formula="of:=[.B106]&amp;&quot;_&quot;&amp;[.D106]&amp;&quot;_&quot;&amp;[.E106]&amp;&quot;_&quot;&amp;[.F106]&amp;&quot;_&quot;&amp;[.H106]" office:value-type="string" office:string-value="17_0_1_Anywhere_0" calcext:value-type="string">
            <text:p>17_0_1_Anywhere_0</text:p>
          </table:table-cell>
          <table:table-cell office:value-type="float" office:value="17" calcext:value-type="float">
            <text:p>17</text:p>
          </table:table-cell>
          <table:table-cell table:formula="of:=VLOOKUP([.B106];[$DescriptionNPC.A$2:$DescriptionNPC.B$27];2)" office:value-type="string" office:string-value="PokeCenter_W" calcext:value-type="string">
            <text:p>PokeCenter_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llo, and welcome to ¬the Pokémon Center. |We restore your tired Pokémon ¬to full health. |Would you like to rest your Pokémon?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07]&amp;&quot;_&quot;&amp;[.D107]&amp;&quot;_&quot;&amp;[.E107]&amp;&quot;_&quot;&amp;[.F107]&amp;&quot;_&quot;&amp;[.H107]" office:value-type="string" office:string-value="17_0_1_Anywhere_0" calcext:value-type="string">
            <text:p>17_0_1_Anywhere_0</text:p>
          </table:table-cell>
          <table:table-cell office:value-type="float" office:value="17" calcext:value-type="float">
            <text:p>17</text:p>
          </table:table-cell>
          <table:table-cell table:formula="of:=VLOOKUP([.B107];[$DescriptionNPC.A$2:$DescriptionNPC.B$27];2)" office:value-type="string" office:string-value="PokeCenter_W" calcext:value-type="string">
            <text:p>PokeCenter_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, I'll take your Pokémon for a few seconds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08]&amp;&quot;_&quot;&amp;[.D108]&amp;&quot;_&quot;&amp;[.E108]&amp;&quot;_&quot;&amp;[.F108]&amp;&quot;_&quot;&amp;[.H108]" office:value-type="string" office:string-value="17_0_1_Anywhere_0" calcext:value-type="string">
            <text:p>17_0_1_Anywhere_0</text:p>
          </table:table-cell>
          <table:table-cell office:value-type="float" office:value="17" calcext:value-type="float">
            <text:p>17</text:p>
          </table:table-cell>
          <table:table-cell table:formula="of:=VLOOKUP([.B108];[$DescriptionNPC.A$2:$DescriptionNPC.B$27];2)" office:value-type="string" office:string-value="PokeCenter_W" calcext:value-type="string">
            <text:p>PokeCenter_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hank you for waiting. |We've restored your Pokémon to full health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09]&amp;&quot;_&quot;&amp;[.D109]&amp;&quot;_&quot;&amp;[.E109]&amp;&quot;_&quot;&amp;[.F109]&amp;&quot;_&quot;&amp;[.H109]" office:value-type="string" office:string-value="17_0_1_Anywhere_0" calcext:value-type="string">
            <text:p>17_0_1_Anywhere_0</text:p>
          </table:table-cell>
          <table:table-cell office:value-type="float" office:value="17" calcext:value-type="float">
            <text:p>17</text:p>
          </table:table-cell>
          <table:table-cell table:formula="of:=VLOOKUP([.B109];[$DescriptionNPC.A$2:$DescriptionNPC.B$27];2)" office:value-type="string" office:string-value="PokeCenter_W" calcext:value-type="string">
            <text:p>PokeCenter_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e hope to see you again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10]&amp;&quot;_&quot;&amp;[.D110]&amp;&quot;_&quot;&amp;[.E110]&amp;&quot;_&quot;&amp;[.F110]&amp;&quot;_&quot;&amp;[.H110]" office:value-type="string" office:string-value="17_0_1_Anywhere_0" calcext:value-type="string">
            <text:p>17_0_1_Anywhere_0</text:p>
          </table:table-cell>
          <table:table-cell office:value-type="float" office:value="17" calcext:value-type="float">
            <text:p>17</text:p>
          </table:table-cell>
          <table:table-cell table:formula="of:=VLOOKUP([.B110];[$DescriptionNPC.A$2:$DescriptionNPC.B$27];2)" office:value-type="string" office:string-value="PokeCenter_W" calcext:value-type="string">
            <text:p>PokeCenter_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Your pokeballs are empty...|Return with them and try again. |Sorry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11]&amp;&quot;_&quot;&amp;[.D111]&amp;&quot;_&quot;&amp;[.E111]&amp;&quot;_&quot;&amp;[.F111]&amp;&quot;_&quot;&amp;[.H111]" office:value-type="string" office:string-value="17_1_1_Anywhere_1" calcext:value-type="string">
            <text:p>17_1_1_Anywhere_1</text:p>
          </table:table-cell>
          <table:table-cell office:value-type="float" office:value="17" calcext:value-type="float">
            <text:p>17</text:p>
          </table:table-cell>
          <table:table-cell table:formula="of:=VLOOKUP([.B111];[$DescriptionNPC.A$2:$DescriptionNPC.B$27];2)" office:value-type="string" office:string-value="PokeCenter_W" calcext:value-type="string">
            <text:p>PokeCenter_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llo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12]&amp;&quot;_&quot;&amp;[.D112]&amp;&quot;_&quot;&amp;[.E112]&amp;&quot;_&quot;&amp;[.F112]&amp;&quot;_&quot;&amp;[.H112]" office:value-type="string" office:string-value="17_1_1_Anywhere_4" calcext:value-type="string">
            <text:p>17_1_1_Anywhere_4</text:p>
          </table:table-cell>
          <table:table-cell office:value-type="float" office:value="17" calcext:value-type="float">
            <text:p>17</text:p>
          </table:table-cell>
          <table:table-cell table:formula="of:=VLOOKUP([.B112];[$DescriptionNPC.A$2:$DescriptionNPC.B$27];2)" office:value-type="string" office:string-value="PokeCenter_W" calcext:value-type="string">
            <text:p>PokeCenter_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need to rest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13]&amp;&quot;_&quot;&amp;[.D113]&amp;&quot;_&quot;&amp;[.E113]&amp;&quot;_&quot;&amp;[.F113]&amp;&quot;_&quot;&amp;[.H113]" office:value-type="string" office:string-value="18_0_1_Anywhere_3" calcext:value-type="string">
            <text:p>18_0_1_Anywhere_3</text:p>
          </table:table-cell>
          <table:table-cell office:value-type="float" office:value="18" calcext:value-type="float">
            <text:p>18</text:p>
          </table:table-cell>
          <table:table-cell table:formula="of:=VLOOKUP([.B113];[$DescriptionNPC.A$2:$DescriptionNPC.B$27];2)" office:value-type="string" office:string-value="Lopunny" calcext:value-type="string">
            <text:p>Lopun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ounds like fun! Let's go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14]&amp;&quot;_&quot;&amp;[.D114]&amp;&quot;_&quot;&amp;[.E114]&amp;&quot;_&quot;&amp;[.F114]&amp;&quot;_&quot;&amp;[.H114]" office:value-type="string" office:string-value="18_0_1_Anywhere_4" calcext:value-type="string">
            <text:p>18_0_1_Anywhere_4</text:p>
          </table:table-cell>
          <table:table-cell office:value-type="float" office:value="18" calcext:value-type="float">
            <text:p>18</text:p>
          </table:table-cell>
          <table:table-cell table:formula="of:=VLOOKUP([.B114];[$DescriptionNPC.A$2:$DescriptionNPC.B$27];2)" office:value-type="string" office:string-value="Lopunny" calcext:value-type="string">
            <text:p>Lopun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. I had a good time with you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15]&amp;&quot;_&quot;&amp;[.D115]&amp;&quot;_&quot;&amp;[.E115]&amp;&quot;_&quot;&amp;[.F115]&amp;&quot;_&quot;&amp;[.H115]" office:value-type="string" office:string-value="18_0_1_Anywhere_1" calcext:value-type="string">
            <text:p>18_0_1_Anywhere_1</text:p>
          </table:table-cell>
          <table:table-cell office:value-type="float" office:value="18" calcext:value-type="float">
            <text:p>18</text:p>
          </table:table-cell>
          <table:table-cell table:formula="of:=VLOOKUP([.B115];[$DescriptionNPC.A$2:$DescriptionNPC.B$27];2)" office:value-type="string" office:string-value="Lopunny" calcext:value-type="string">
            <text:p>Lopun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iya, Master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16]&amp;&quot;_&quot;&amp;[.D116]&amp;&quot;_&quot;&amp;[.E116]&amp;&quot;_&quot;&amp;[.F116]&amp;&quot;_&quot;&amp;[.H116]" office:value-type="string" office:string-value="18_1_1_Anywhere_3" calcext:value-type="string">
            <text:p>18_1_1_Anywhere_3</text:p>
          </table:table-cell>
          <table:table-cell office:value-type="float" office:value="18" calcext:value-type="float">
            <text:p>18</text:p>
          </table:table-cell>
          <table:table-cell table:formula="of:=VLOOKUP([.B116];[$DescriptionNPC.A$2:$DescriptionNPC.B$27];2)" office:value-type="string" office:string-value="Lopunny" calcext:value-type="string">
            <text:p>Lopun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Yes, please. I love these trips of ours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17]&amp;&quot;_&quot;&amp;[.D117]&amp;&quot;_&quot;&amp;[.E117]&amp;&quot;_&quot;&amp;[.F117]&amp;&quot;_&quot;&amp;[.H117]" office:value-type="string" office:string-value="18_1_1_Anywhere_4" calcext:value-type="string">
            <text:p>18_1_1_Anywhere_4</text:p>
          </table:table-cell>
          <table:table-cell office:value-type="float" office:value="18" calcext:value-type="float">
            <text:p>18</text:p>
          </table:table-cell>
          <table:table-cell table:formula="of:=VLOOKUP([.B117];[$DescriptionNPC.A$2:$DescriptionNPC.B$27];2)" office:value-type="string" office:string-value="Lopunny" calcext:value-type="string">
            <text:p>Lopun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kay, but don't leave me for long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18]&amp;&quot;_&quot;&amp;[.D118]&amp;&quot;_&quot;&amp;[.E118]&amp;&quot;_&quot;&amp;[.F118]&amp;&quot;_&quot;&amp;[.H118]" office:value-type="string" office:string-value="18_1_1_Anywhere_1" calcext:value-type="string">
            <text:p>18_1_1_Anywhere_1</text:p>
          </table:table-cell>
          <table:table-cell office:value-type="float" office:value="18" calcext:value-type="float">
            <text:p>18</text:p>
          </table:table-cell>
          <table:table-cell table:formula="of:=VLOOKUP([.B118];[$DescriptionNPC.A$2:$DescriptionNPC.B$27];2)" office:value-type="string" office:string-value="Lopunny" calcext:value-type="string">
            <text:p>Lopun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ow... that felt incredible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19]&amp;&quot;_&quot;&amp;[.D119]&amp;&quot;_&quot;&amp;[.E119]&amp;&quot;_&quot;&amp;[.F119]&amp;&quot;_&quot;&amp;[.H119]" office:value-type="string" office:string-value="18_2_1_Anywhere_3" calcext:value-type="string">
            <text:p>18_2_1_Anywhere_3</text:p>
          </table:table-cell>
          <table:table-cell office:value-type="float" office:value="18" calcext:value-type="float">
            <text:p>18</text:p>
          </table:table-cell>
          <table:table-cell table:formula="of:=VLOOKUP([.B119];[$DescriptionNPC.A$2:$DescriptionNPC.B$27];2)" office:value-type="string" office:string-value="Lopunny" calcext:value-type="string">
            <text:p>Lopun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bsolutely. I've never enjoyed anything more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20]&amp;&quot;_&quot;&amp;[.D120]&amp;&quot;_&quot;&amp;[.E120]&amp;&quot;_&quot;&amp;[.F120]&amp;&quot;_&quot;&amp;[.H120]" office:value-type="string" office:string-value="18_2_1_Anywhere_4" calcext:value-type="string">
            <text:p>18_2_1_Anywhere_4</text:p>
          </table:table-cell>
          <table:table-cell office:value-type="float" office:value="18" calcext:value-type="float">
            <text:p>18</text:p>
          </table:table-cell>
          <table:table-cell table:formula="of:=VLOOKUP([.B120];[$DescriptionNPC.A$2:$DescriptionNPC.B$27];2)" office:value-type="string" office:string-value="Lopunny" calcext:value-type="string">
            <text:p>Lopun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Come back when you can. This is too good to stop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21]&amp;&quot;_&quot;&amp;[.D121]&amp;&quot;_&quot;&amp;[.E121]&amp;&quot;_&quot;&amp;[.F121]&amp;&quot;_&quot;&amp;[.H121]" office:value-type="string" office:string-value="18_2_1_Anywhere_1" calcext:value-type="string">
            <text:p>18_2_1_Anywhere_1</text:p>
          </table:table-cell>
          <table:table-cell office:value-type="float" office:value="18" calcext:value-type="float">
            <text:p>18</text:p>
          </table:table-cell>
          <table:table-cell table:formula="of:=VLOOKUP([.B121];[$DescriptionNPC.A$2:$DescriptionNPC.B$27];2)" office:value-type="string" office:string-value="Lopunny" calcext:value-type="string">
            <text:p>Lopun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t tingles... I really like this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22]&amp;&quot;_&quot;&amp;[.D122]&amp;&quot;_&quot;&amp;[.E122]&amp;&quot;_&quot;&amp;[.F122]&amp;&quot;_&quot;&amp;[.H122]" office:value-type="string" office:string-value="19_0_1_Anywhere_3" calcext:value-type="string">
            <text:p>19_0_1_Anywhere_3</text:p>
          </table:table-cell>
          <table:table-cell office:value-type="float" office:value="19" calcext:value-type="float">
            <text:p>19</text:p>
          </table:table-cell>
          <table:table-cell table:formula="of:=VLOOKUP([.B122];[$DescriptionNPC.A$2:$DescriptionNPC.B$27];2)" office:value-type="string" office:string-value="AetherGirl" calcext:value-type="string">
            <text:p>Aether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ere do you want to go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23]&amp;&quot;_&quot;&amp;[.D123]&amp;&quot;_&quot;&amp;[.E123]&amp;&quot;_&quot;&amp;[.F123]&amp;&quot;_&quot;&amp;[.H123]" office:value-type="string" office:string-value="19_0_1_Anywhere_4" calcext:value-type="string">
            <text:p>19_0_1_Anywhere_4</text:p>
          </table:table-cell>
          <table:table-cell office:value-type="float" office:value="19" calcext:value-type="float">
            <text:p>19</text:p>
          </table:table-cell>
          <table:table-cell table:formula="of:=VLOOKUP([.B123];[$DescriptionNPC.A$2:$DescriptionNPC.B$27];2)" office:value-type="string" office:string-value="AetherGirl" calcext:value-type="string">
            <text:p>Aether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y did we come here anyway?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24]&amp;&quot;_&quot;&amp;[.D124]&amp;&quot;_&quot;&amp;[.E124]&amp;&quot;_&quot;&amp;[.F124]&amp;&quot;_&quot;&amp;[.H124]" office:value-type="string" office:string-value="19_0_1_Anywhere_1" calcext:value-type="string">
            <text:p>19_0_1_Anywhere_1</text:p>
          </table:table-cell>
          <table:table-cell office:value-type="float" office:value="19" calcext:value-type="float">
            <text:p>19</text:p>
          </table:table-cell>
          <table:table-cell table:formula="of:=VLOOKUP([.B124];[$DescriptionNPC.A$2:$DescriptionNPC.B$27];2)" office:value-type="string" office:string-value="AetherGirl" calcext:value-type="string">
            <text:p>Aether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h hello there, trainer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25]&amp;&quot;_&quot;&amp;[.D125]&amp;&quot;_&quot;&amp;[.E125]&amp;&quot;_&quot;&amp;[.F125]&amp;&quot;_&quot;&amp;[.H125]" office:value-type="string" office:string-value="19_1_1_Anywhere_3" calcext:value-type="string">
            <text:p>19_1_1_Anywhere_3</text:p>
          </table:table-cell>
          <table:table-cell office:value-type="float" office:value="19" calcext:value-type="float">
            <text:p>19</text:p>
          </table:table-cell>
          <table:table-cell table:formula="of:=VLOOKUP([.B125];[$DescriptionNPC.A$2:$DescriptionNPC.B$27];2)" office:value-type="string" office:string-value="AetherGirl" calcext:value-type="string">
            <text:p>Aether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-Alright, It's fun to walk with you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26]&amp;&quot;_&quot;&amp;[.D126]&amp;&quot;_&quot;&amp;[.E126]&amp;&quot;_&quot;&amp;[.F126]&amp;&quot;_&quot;&amp;[.H126]" office:value-type="string" office:string-value="19_1_1_Anywhere_4" calcext:value-type="string">
            <text:p>19_1_1_Anywhere_4</text:p>
          </table:table-cell>
          <table:table-cell office:value-type="float" office:value="19" calcext:value-type="float">
            <text:p>19</text:p>
          </table:table-cell>
          <table:table-cell table:formula="of:=VLOOKUP([.B126];[$DescriptionNPC.A$2:$DescriptionNPC.B$27];2)" office:value-type="string" office:string-value="AetherGirl" calcext:value-type="string">
            <text:p>Aether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Let's go again sometime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27]&amp;&quot;_&quot;&amp;[.D127]&amp;&quot;_&quot;&amp;[.E127]&amp;&quot;_&quot;&amp;[.F127]&amp;&quot;_&quot;&amp;[.H127]" office:value-type="string" office:string-value="19_1_1_Anywhere_1" calcext:value-type="string">
            <text:p>19_1_1_Anywhere_1</text:p>
          </table:table-cell>
          <table:table-cell office:value-type="float" office:value="19" calcext:value-type="float">
            <text:p>19</text:p>
          </table:table-cell>
          <table:table-cell table:formula="of:=VLOOKUP([.B127];[$DescriptionNPC.A$2:$DescriptionNPC.B$27];2)" office:value-type="string" office:string-value="AetherGirl" calcext:value-type="string">
            <text:p>Aether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O-Oh... What's this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28]&amp;&quot;_&quot;&amp;[.D128]&amp;&quot;_&quot;&amp;[.E128]&amp;&quot;_&quot;&amp;[.F128]&amp;&quot;_&quot;&amp;[.H128]" office:value-type="string" office:string-value="19_2_1_Anywhere_3" calcext:value-type="string">
            <text:p>19_2_1_Anywhere_3</text:p>
          </table:table-cell>
          <table:table-cell office:value-type="float" office:value="19" calcext:value-type="float">
            <text:p>19</text:p>
          </table:table-cell>
          <table:table-cell table:formula="of:=VLOOKUP([.B128];[$DescriptionNPC.A$2:$DescriptionNPC.B$27];2)" office:value-type="string" office:string-value="AetherGirl" calcext:value-type="string">
            <text:p>AetherGir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This legs are great for walking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29]&amp;&quot;_&quot;&amp;[.D129]&amp;&quot;_&quot;&amp;[.E129]&amp;&quot;_&quot;&amp;[.F129]&amp;&quot;_&quot;&amp;[.H129]" office:value-type="string" office:string-value="19_2_1_Anywhere_4" calcext:value-type="string">
            <text:p>19_2_1_Anywhere_4</text:p>
          </table:table-cell>
          <table:table-cell office:value-type="float" office:value="19" calcext:value-type="float">
            <text:p>19</text:p>
          </table:table-cell>
          <table:table-cell table:formula="of:=VLOOKUP([.B129];[$DescriptionNPC.A$2:$DescriptionNPC.B$27];2)" office:value-type="string" office:string-value="AetherGirl" calcext:value-type="string">
            <text:p>AetherGir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M-More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30]&amp;&quot;_&quot;&amp;[.D130]&amp;&quot;_&quot;&amp;[.E130]&amp;&quot;_&quot;&amp;[.F130]&amp;&quot;_&quot;&amp;[.H130]" office:value-type="string" office:string-value="19_2_1_Anywhere_1" calcext:value-type="string">
            <text:p>19_2_1_Anywhere_1</text:p>
          </table:table-cell>
          <table:table-cell office:value-type="float" office:value="19" calcext:value-type="float">
            <text:p>19</text:p>
          </table:table-cell>
          <table:table-cell table:formula="of:=VLOOKUP([.B130];[$DescriptionNPC.A$2:$DescriptionNPC.B$27];2)" office:value-type="string" office:string-value="AetherGirl" calcext:value-type="string">
            <text:p>AetherGir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Y-yess... Bigger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31]&amp;&quot;_&quot;&amp;[.D131]&amp;&quot;_&quot;&amp;[.E131]&amp;&quot;_&quot;&amp;[.F131]&amp;&quot;_&quot;&amp;[.H131]" office:value-type="string" office:string-value="20_0_1_Anywhere_3" calcext:value-type="string">
            <text:p>20_0_1_Anywhere_3</text:p>
          </table:table-cell>
          <table:table-cell office:value-type="float" office:value="20" calcext:value-type="float">
            <text:p>20</text:p>
          </table:table-cell>
          <table:table-cell table:formula="of:=VLOOKUP([.B131];[$DescriptionNPC.A$2:$DescriptionNPC.B$27];2)" office:value-type="string" office:string-value="Acerola" calcext:value-type="string">
            <text:p>Acero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ere are we going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32]&amp;&quot;_&quot;&amp;[.D132]&amp;&quot;_&quot;&amp;[.E132]&amp;&quot;_&quot;&amp;[.F132]&amp;&quot;_&quot;&amp;[.H132]" office:value-type="string" office:string-value="20_0_1_Anywhere_4" calcext:value-type="string">
            <text:p>20_0_1_Anywhere_4</text:p>
          </table:table-cell>
          <table:table-cell office:value-type="float" office:value="20" calcext:value-type="float">
            <text:p>20</text:p>
          </table:table-cell>
          <table:table-cell table:formula="of:=VLOOKUP([.B132];[$DescriptionNPC.A$2:$DescriptionNPC.B$27];2)" office:value-type="string" office:string-value="Acerola" calcext:value-type="string">
            <text:p>Acero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lright then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33]&amp;&quot;_&quot;&amp;[.D133]&amp;&quot;_&quot;&amp;[.E133]&amp;&quot;_&quot;&amp;[.F133]&amp;&quot;_&quot;&amp;[.H133]" office:value-type="string" office:string-value="20_0_1_Anywhere_1" calcext:value-type="string">
            <text:p>20_0_1_Anywhere_1</text:p>
          </table:table-cell>
          <table:table-cell office:value-type="float" office:value="20" calcext:value-type="float">
            <text:p>20</text:p>
          </table:table-cell>
          <table:table-cell table:formula="of:=VLOOKUP([.B133];[$DescriptionNPC.A$2:$DescriptionNPC.B$27];2)" office:value-type="string" office:string-value="Acerola" calcext:value-type="string">
            <text:p>Acero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ai there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34]&amp;&quot;_&quot;&amp;[.D134]&amp;&quot;_&quot;&amp;[.E134]&amp;&quot;_&quot;&amp;[.F134]&amp;&quot;_&quot;&amp;[.H134]" office:value-type="string" office:string-value="20_1_1_Anywhere_3" calcext:value-type="string">
            <text:p>20_1_1_Anywhere_3</text:p>
          </table:table-cell>
          <table:table-cell office:value-type="float" office:value="20" calcext:value-type="float">
            <text:p>20</text:p>
          </table:table-cell>
          <table:table-cell table:formula="of:=VLOOKUP([.B134];[$DescriptionNPC.A$2:$DescriptionNPC.B$27];2)" office:value-type="string" office:string-value="Acerola" calcext:value-type="string">
            <text:p>Acer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hope walking with you makes me grow some more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35]&amp;&quot;_&quot;&amp;[.D135]&amp;&quot;_&quot;&amp;[.E135]&amp;&quot;_&quot;&amp;[.F135]&amp;&quot;_&quot;&amp;[.H135]" office:value-type="string" office:string-value="20_1_1_Anywhere_4" calcext:value-type="string">
            <text:p>20_1_1_Anywhere_4</text:p>
          </table:table-cell>
          <table:table-cell office:value-type="float" office:value="20" calcext:value-type="float">
            <text:p>20</text:p>
          </table:table-cell>
          <table:table-cell table:formula="of:=VLOOKUP([.B135];[$DescriptionNPC.A$2:$DescriptionNPC.B$27];2)" office:value-type="string" office:string-value="Acerola" calcext:value-type="string">
            <text:p>Acer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Let's try again later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36]&amp;&quot;_&quot;&amp;[.D136]&amp;&quot;_&quot;&amp;[.E136]&amp;&quot;_&quot;&amp;[.F136]&amp;&quot;_&quot;&amp;[.H136]" office:value-type="string" office:string-value="20_1_1_Anywhere_1" calcext:value-type="string">
            <text:p>20_1_1_Anywhere_1</text:p>
          </table:table-cell>
          <table:table-cell office:value-type="float" office:value="20" calcext:value-type="float">
            <text:p>20</text:p>
          </table:table-cell>
          <table:table-cell table:formula="of:=VLOOKUP([.B136];[$DescriptionNPC.A$2:$DescriptionNPC.B$27];2)" office:value-type="string" office:string-value="Acerola" calcext:value-type="string">
            <text:p>Acer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oah... That was fu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37]&amp;&quot;_&quot;&amp;[.D137]&amp;&quot;_&quot;&amp;[.E137]&amp;&quot;_&quot;&amp;[.F137]&amp;&quot;_&quot;&amp;[.H137]" office:value-type="string" office:string-value="21_0_1_Anywhere_3" calcext:value-type="string">
            <text:p>21_0_1_Anywhere_3</text:p>
          </table:table-cell>
          <table:table-cell office:value-type="float" office:value="21" calcext:value-type="float">
            <text:p>21</text:p>
          </table:table-cell>
          <table:table-cell table:formula="of:=VLOOKUP([.B137];[$DescriptionNPC.A$2:$DescriptionNPC.B$27];2)" office:value-type="string" office:string-value="Eevee" calcext:value-type="string">
            <text:p>Eev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*EEVEE follows you happily*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38]&amp;&quot;_&quot;&amp;[.D138]&amp;&quot;_&quot;&amp;[.E138]&amp;&quot;_&quot;&amp;[.F138]&amp;&quot;_&quot;&amp;[.H138]" office:value-type="string" office:string-value="21_0_1_Anywhere_4" calcext:value-type="string">
            <text:p>21_0_1_Anywhere_4</text:p>
          </table:table-cell>
          <table:table-cell office:value-type="float" office:value="21" calcext:value-type="float">
            <text:p>21</text:p>
          </table:table-cell>
          <table:table-cell table:formula="of:=VLOOKUP([.B138];[$DescriptionNPC.A$2:$DescriptionNPC.B$27];2)" office:value-type="string" office:string-value="Eevee" calcext:value-type="string">
            <text:p>Eev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*EEVEE waits for you*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39]&amp;&quot;_&quot;&amp;[.D139]&amp;&quot;_&quot;&amp;[.E139]&amp;&quot;_&quot;&amp;[.F139]&amp;&quot;_&quot;&amp;[.H139]" office:value-type="string" office:string-value="21_0_1_Anywhere_1" calcext:value-type="string">
            <text:p>21_0_1_Anywhere_1</text:p>
          </table:table-cell>
          <table:table-cell office:value-type="float" office:value="21" calcext:value-type="float">
            <text:p>21</text:p>
          </table:table-cell>
          <table:table-cell table:formula="of:=VLOOKUP([.B139];[$DescriptionNPC.A$2:$DescriptionNPC.B$27];2)" office:value-type="string" office:string-value="Eevee" calcext:value-type="string">
            <text:p>Eev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*EEVEE seems like it wants to follow you!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40]&amp;&quot;_&quot;&amp;[.D140]&amp;&quot;_&quot;&amp;[.E140]&amp;&quot;_&quot;&amp;[.F140]&amp;&quot;_&quot;&amp;[.H140]" office:value-type="string" office:string-value="21_1_1_Anywhere_3" calcext:value-type="string">
            <text:p>21_1_1_Anywhere_3</text:p>
          </table:table-cell>
          <table:table-cell office:value-type="float" office:value="21" calcext:value-type="float">
            <text:p>21</text:p>
          </table:table-cell>
          <table:table-cell table:formula="of:=VLOOKUP([.B140];[$DescriptionNPC.A$2:$DescriptionNPC.B$27];2)" office:value-type="string" office:string-value="Eevee" calcext:value-type="string">
            <text:p>Eev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*EEVEE follows you, courious if something may happen*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41]&amp;&quot;_&quot;&amp;[.D141]&amp;&quot;_&quot;&amp;[.E141]&amp;&quot;_&quot;&amp;[.F141]&amp;&quot;_&quot;&amp;[.H141]" office:value-type="string" office:string-value="21_1_1_Anywhere_4" calcext:value-type="string">
            <text:p>21_1_1_Anywhere_4</text:p>
          </table:table-cell>
          <table:table-cell office:value-type="float" office:value="21" calcext:value-type="float">
            <text:p>21</text:p>
          </table:table-cell>
          <table:table-cell table:formula="of:=VLOOKUP([.B141];[$DescriptionNPC.A$2:$DescriptionNPC.B$27];2)" office:value-type="string" office:string-value="Eevee" calcext:value-type="string">
            <text:p>Eev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*EEVEE waits for you happily*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42]&amp;&quot;_&quot;&amp;[.D142]&amp;&quot;_&quot;&amp;[.E142]&amp;&quot;_&quot;&amp;[.F142]&amp;&quot;_&quot;&amp;[.H142]" office:value-type="string" office:string-value="21_1_1_Anywhere_1" calcext:value-type="string">
            <text:p>21_1_1_Anywhere_1</text:p>
          </table:table-cell>
          <table:table-cell office:value-type="float" office:value="21" calcext:value-type="float">
            <text:p>21</text:p>
          </table:table-cell>
          <table:table-cell table:formula="of:=VLOOKUP([.B142];[$DescriptionNPC.A$2:$DescriptionNPC.B$27];2)" office:value-type="string" office:string-value="Eevee" calcext:value-type="string">
            <text:p>Eev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*EEVEE seems a bit confused*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43]&amp;&quot;_&quot;&amp;[.D143]&amp;&quot;_&quot;&amp;[.E143]&amp;&quot;_&quot;&amp;[.F143]&amp;&quot;_&quot;&amp;[.H143]" office:value-type="string" office:string-value="5_0_1_Room_1" calcext:value-type="string">
            <text:p>5_0_1_Room_1</text:p>
          </table:table-cell>
          <table:table-cell office:value-type="float" office:value="5" calcext:value-type="float">
            <text:p>5</text:p>
          </table:table-cell>
          <table:table-cell table:formula="of:=VLOOKUP([.B143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Oh master! You want to do something? uwu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44]&amp;&quot;_&quot;&amp;[.D144]&amp;&quot;_&quot;&amp;[.E144]&amp;&quot;_&quot;&amp;[.F144]&amp;&quot;_&quot;&amp;[.H144]" office:value-type="string" office:string-value="5_0_1_House_1" calcext:value-type="string">
            <text:p>5_0_1_House_1</text:p>
          </table:table-cell>
          <table:table-cell office:value-type="float" office:value="5" calcext:value-type="float">
            <text:p>5</text:p>
          </table:table-cell>
          <table:table-cell table:formula="of:=VLOOKUP([.B144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verything looks tidy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45]&amp;&quot;_&quot;&amp;[.D145]&amp;&quot;_&quot;&amp;[.E145]&amp;&quot;_&quot;&amp;[.F145]&amp;&quot;_&quot;&amp;[.H145]" office:value-type="string" office:string-value="5_0_1_Anywhere_0" calcext:value-type="string">
            <text:p>5_0_1_Anywhere_0</text:p>
          </table:table-cell>
          <table:table-cell office:value-type="float" office:value="5" calcext:value-type="float">
            <text:p>5</text:p>
          </table:table-cell>
          <table:table-cell table:formula="of:=VLOOKUP([.B145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ad fun with your walk master?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46]&amp;&quot;_&quot;&amp;[.D146]&amp;&quot;_&quot;&amp;[.E146]&amp;&quot;_&quot;&amp;[.F146]&amp;&quot;_&quot;&amp;[.H146]" office:value-type="string" office:string-value="5_0_1_Anywhere_0" calcext:value-type="string">
            <text:p>5_0_1_Anywhere_0</text:p>
          </table:table-cell>
          <table:table-cell office:value-type="float" office:value="5" calcext:value-type="float">
            <text:p>5</text:p>
          </table:table-cell>
          <table:table-cell table:formula="of:=VLOOKUP([.B146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Do me too master!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47]&amp;&quot;_&quot;&amp;[.D147]&amp;&quot;_&quot;&amp;[.E147]&amp;&quot;_&quot;&amp;[.F147]&amp;&quot;_&quot;&amp;[.H147]" office:value-type="string" office:string-value="5_0_1_Anywhere_0" calcext:value-type="string">
            <text:p>5_0_1_Anywhere_0</text:p>
          </table:table-cell>
          <table:table-cell office:value-type="float" office:value="5" calcext:value-type="float">
            <text:p>5</text:p>
          </table:table-cell>
          <table:table-cell table:formula="of:=VLOOKUP([.B147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uh? She's back to normal..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48]&amp;&quot;_&quot;&amp;[.D148]&amp;&quot;_&quot;&amp;[.E148]&amp;&quot;_&quot;&amp;[.F148]&amp;&quot;_&quot;&amp;[.H148]" office:value-type="string" office:string-value="5_1_1_Anywhere_0" calcext:value-type="string">
            <text:p>5_1_1_Anywhere_0</text:p>
          </table:table-cell>
          <table:table-cell office:value-type="float" office:value="5" calcext:value-type="float">
            <text:p>5</text:p>
          </table:table-cell>
          <table:table-cell table:formula="of:=VLOOKUP([.B148];[$DescriptionNPC.A$2:$DescriptionNPC.B$27];2)" office:value-type="string" office:string-value="Gardevoir" calcext:value-type="string">
            <text:p>Gardevo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'm big too master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49]&amp;&quot;_&quot;&amp;[.D149]&amp;&quot;_&quot;&amp;[.E149]&amp;&quot;_&quot;&amp;[.F149]&amp;&quot;_&quot;&amp;[.H149]" office:value-type="string" office:string-value="8_0_1_Anywhere_0" calcext:value-type="string">
            <text:p>8_0_1_Anywhere_0</text:p>
          </table:table-cell>
          <table:table-cell office:value-type="float" office:value="8" calcext:value-type="float">
            <text:p>8</text:p>
          </table:table-cell>
          <table:table-cell table:formula="of:=VLOOKUP([.B149];[$DescriptionNPC.A$2:$DescriptionNPC.B$27];2)" office:value-type="string" office:string-value="Rosa" calcext:value-type="string">
            <text:p>Ros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y! I wanted to get bigger not smaller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50]&amp;&quot;_&quot;&amp;[.D150]&amp;&quot;_&quot;&amp;[.E150]&amp;&quot;_&quot;&amp;[.F150]&amp;&quot;_&quot;&amp;[.H150]" office:value-type="string" office:string-value="19_0_1_Anywhere_0" calcext:value-type="string">
            <text:p>19_0_1_Anywhere_0</text:p>
          </table:table-cell>
          <table:table-cell office:value-type="float" office:value="19" calcext:value-type="float">
            <text:p>19</text:p>
          </table:table-cell>
          <table:table-cell table:formula="of:=VLOOKUP([.B150];[$DescriptionNPC.A$2:$DescriptionNPC.B$27];2)" office:value-type="string" office:string-value="AetherGirl" calcext:value-type="string">
            <text:p>Aether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oah, that Gardevoir is big...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51]&amp;&quot;_&quot;&amp;[.D151]&amp;&quot;_&quot;&amp;[.E151]&amp;&quot;_&quot;&amp;[.F151]&amp;&quot;_&quot;&amp;[.H151]" office:value-type="string" office:string-value="5_0_1_Anywhere_0" calcext:value-type="string">
            <text:p>5_0_1_Anywhere_0</text:p>
          </table:table-cell>
          <table:table-cell office:value-type="float" office:value="5" calcext:value-type="float">
            <text:p>5</text:p>
          </table:table-cell>
          <table:table-cell table:formula="of:=VLOOKUP([.B151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-Hey master! (I need to work out...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52]&amp;&quot;_&quot;&amp;[.D152]&amp;&quot;_&quot;&amp;[.E152]&amp;&quot;_&quot;&amp;[.F152]&amp;&quot;_&quot;&amp;[.H152]" office:value-type="string" office:string-value="5_0_1_Anywhere_0" calcext:value-type="string">
            <text:p>5_0_1_Anywhere_0</text:p>
          </table:table-cell>
          <table:table-cell office:value-type="float" office:value="5" calcext:value-type="float">
            <text:p>5</text:p>
          </table:table-cell>
          <table:table-cell table:formula="of:=VLOOKUP([.B152];[$DescriptionNPC.A$2:$DescriptionNPC.B$27];2)" office:value-type="string" office:string-value="Gardevoir" calcext:value-type="string">
            <text:p>Gardevo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I can go big too master!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B153]&amp;&quot;_&quot;&amp;[.D153]&amp;&quot;_&quot;&amp;[.E153]&amp;&quot;_&quot;&amp;[.F153]&amp;&quot;_&quot;&amp;[.H153]" office:value-type="string" office:string-value="22_1_1_Anywhere_3" calcext:value-type="string">
            <text:p>22_1_1_Anywhere_3</text:p>
          </table:table-cell>
          <table:table-cell office:value-type="float" office:value="22" calcext:value-type="float">
            <text:p>22</text:p>
          </table:table-cell>
          <table:table-cell table:formula="of:=VLOOKUP([.B153];[$DescriptionNPC.A$2:$DescriptionNPC.B$27];2)" office:value-type="string" office:string-value="May" calcext:value-type="string">
            <text:p>M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ure no problem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54]&amp;&quot;_&quot;&amp;[.D154]&amp;&quot;_&quot;&amp;[.E154]&amp;&quot;_&quot;&amp;[.F154]&amp;&quot;_&quot;&amp;[.H154]" office:value-type="string" office:string-value="22_1_1_Anywhere_4" calcext:value-type="string">
            <text:p>22_1_1_Anywhere_4</text:p>
          </table:table-cell>
          <table:table-cell office:value-type="float" office:value="22" calcext:value-type="float">
            <text:p>22</text:p>
          </table:table-cell>
          <table:table-cell table:formula="of:=VLOOKUP([.B154];[$DescriptionNPC.A$2:$DescriptionNPC.B$27];2)" office:value-type="string" office:string-value="May" calcext:value-type="string">
            <text:p>M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ee you soon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55]&amp;&quot;_&quot;&amp;[.D155]&amp;&quot;_&quot;&amp;[.E155]&amp;&quot;_&quot;&amp;[.F155]&amp;&quot;_&quot;&amp;[.H155]" office:value-type="string" office:string-value="22_1_1_Anywhere_1" calcext:value-type="string">
            <text:p>22_1_1_Anywhere_1</text:p>
          </table:table-cell>
          <table:table-cell office:value-type="float" office:value="22" calcext:value-type="float">
            <text:p>22</text:p>
          </table:table-cell>
          <table:table-cell table:formula="of:=VLOOKUP([.B155];[$DescriptionNPC.A$2:$DescriptionNPC.B$27];2)" office:value-type="string" office:string-value="May" calcext:value-type="string">
            <text:p>M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-Hey there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56]&amp;&quot;_&quot;&amp;[.D156]&amp;&quot;_&quot;&amp;[.E156]&amp;&quot;_&quot;&amp;[.F156]&amp;&quot;_&quot;&amp;[.H156]" office:value-type="string" office:string-value="22_0_1_Anywhere_3" calcext:value-type="string">
            <text:p>22_0_1_Anywhere_3</text:p>
          </table:table-cell>
          <table:table-cell office:value-type="float" office:value="22" calcext:value-type="float">
            <text:p>22</text:p>
          </table:table-cell>
          <table:table-cell table:formula="of:=VLOOKUP([.B156];[$DescriptionNPC.A$2:$DescriptionNPC.B$27];2)" office:value-type="string" office:string-value="May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ure no problem!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57]&amp;&quot;_&quot;&amp;[.D157]&amp;&quot;_&quot;&amp;[.E157]&amp;&quot;_&quot;&amp;[.F157]&amp;&quot;_&quot;&amp;[.H157]" office:value-type="string" office:string-value="22_0_1_Anywhere_4" calcext:value-type="string">
            <text:p>22_0_1_Anywhere_4</text:p>
          </table:table-cell>
          <table:table-cell office:value-type="float" office:value="22" calcext:value-type="float">
            <text:p>22</text:p>
          </table:table-cell>
          <table:table-cell table:formula="of:=VLOOKUP([.B157];[$DescriptionNPC.A$2:$DescriptionNPC.B$27];2)" office:value-type="string" office:string-value="May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ee you soon!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58]&amp;&quot;_&quot;&amp;[.D158]&amp;&quot;_&quot;&amp;[.E158]&amp;&quot;_&quot;&amp;[.F158]&amp;&quot;_&quot;&amp;[.H158]" office:value-type="string" office:string-value="22_0_1_Anywhere_1" calcext:value-type="string">
            <text:p>22_0_1_Anywhere_1</text:p>
          </table:table-cell>
          <table:table-cell office:value-type="float" office:value="22" calcext:value-type="float">
            <text:p>22</text:p>
          </table:table-cell>
          <table:table-cell table:formula="of:=VLOOKUP([.B158];[$DescriptionNPC.A$2:$DescriptionNPC.B$27];2)" office:value-type="string" office:string-value="May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y there!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59]&amp;&quot;_&quot;&amp;[.D159]&amp;&quot;_&quot;&amp;[.E159]&amp;&quot;_&quot;&amp;[.F159]&amp;&quot;_&quot;&amp;[.H159]" office:value-type="string" office:string-value="4_0_1_Anywhere_0" calcext:value-type="string">
            <text:p>4_0_1_Anywhere_0</text:p>
          </table:table-cell>
          <table:table-cell office:value-type="float" office:value="4" calcext:value-type="float">
            <text:p>4</text:p>
          </table:table-cell>
          <table:table-cell table:formula="of:=VLOOKUP([.B159];[$DescriptionNPC.A$2:$DescriptionNPC.B$27];2)" office:value-type="string" office:string-value="Maid" calcext:value-type="string">
            <text:p>Ma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llo, madam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3">
          <table:table-cell table:formula="of:=[.B160]&amp;&quot;_&quot;&amp;[.D160]&amp;&quot;_&quot;&amp;[.E160]&amp;&quot;_&quot;&amp;[.F160]&amp;&quot;_&quot;&amp;[.H160]" office:value-type="string" office:string-value="4_1_1_Anywhere_0" calcext:value-type="string">
            <text:p>4_1_1_Anywhere_0</text:p>
          </table:table-cell>
          <table:table-cell office:value-type="float" office:value="4" calcext:value-type="float">
            <text:p>4</text:p>
          </table:table-cell>
          <table:table-cell table:formula="of:=VLOOKUP([.B160];[$DescriptionNPC.A$2:$DescriptionNPC.B$27];2)" office:value-type="string" office:string-value="Maid" calcext:value-type="string">
            <text:p>Ma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at would you like me to do, mis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3">
          <table:table-cell table:formula="of:=[.B161]&amp;&quot;_&quot;&amp;[.D161]&amp;&quot;_&quot;&amp;[.E161]&amp;&quot;_&quot;&amp;[.F161]&amp;&quot;_&quot;&amp;[.H161]" office:value-type="string" office:string-value="4_0_1_Anywhere_0" calcext:value-type="string">
            <text:p>4_0_1_Anywhere_0</text:p>
          </table:table-cell>
          <table:table-cell office:value-type="float" office:value="4" calcext:value-type="float">
            <text:p>4</text:p>
          </table:table-cell>
          <table:table-cell table:formula="of:=VLOOKUP([.B161];[$DescriptionNPC.A$2:$DescriptionNPC.B$27];2)" office:value-type="string" office:string-value="Maid" calcext:value-type="string">
            <text:p>Ma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s you wish, miss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3">
          <table:table-cell table:formula="of:=[.B162]&amp;&quot;_&quot;&amp;[.D162]&amp;&quot;_&quot;&amp;[.E162]&amp;&quot;_&quot;&amp;[.F162]&amp;&quot;_&quot;&amp;[.H162]" office:value-type="string" office:string-value="23_0_1_Anywhere_7" calcext:value-type="string">
            <text:p>23_0_1_Anywhere_7</text:p>
          </table:table-cell>
          <table:table-cell office:value-type="float" office:value="23" calcext:value-type="float">
            <text:p>23</text:p>
          </table:table-cell>
          <table:table-cell table:formula="of:=VLOOKUP([.B162];[$DescriptionNPC.A$2:$DescriptionNPC.B$27];2)" office:value-type="string" office:string-value="Kid" calcext:value-type="string">
            <text:p>K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Stranger Danger!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table:formula="of:=[.B163]&amp;&quot;_&quot;&amp;[.D163]&amp;&quot;_&quot;&amp;[.E163]&amp;&quot;_&quot;&amp;[.F163]&amp;&quot;_&quot;&amp;[.H163]" office:value-type="string" office:string-value="23_0_1_Anywhere_1" calcext:value-type="string">
            <text:p>23_0_1_Anywhere_1</text:p>
          </table:table-cell>
          <table:table-cell office:value-type="float" office:value="23" calcext:value-type="float">
            <text:p>23</text:p>
          </table:table-cell>
          <table:table-cell table:formula="of:=VLOOKUP([.B163];[$DescriptionNPC.A$2:$DescriptionNPC.B$27];2)" office:value-type="string" office:string-value="Kid" calcext:value-type="string">
            <text:p>K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e're no strangers to love. |You know the rules and so do I. |A full commitment's is what I'm thinking of. |You wouldn't get this from any other guy. |I just wanna tell you how I'm feeling. |Gotta make you understand. |Never gonna give you up. |Never gonna let you down. |Never gonna run around and desert you. |Never gonna make you cry. |Never gonna say goodbye. |Never gonna tell a lie and hurt you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formula="of:=[.B164]&amp;&quot;_&quot;&amp;[.D164]&amp;&quot;_&quot;&amp;[.E164]&amp;&quot;_&quot;&amp;[.F164]&amp;&quot;_&quot;&amp;[.H164]" office:value-type="string" office:string-value="6_0_1_Anywhere_7" calcext:value-type="string">
            <text:p>6_0_1_Anywhere_7</text:p>
          </table:table-cell>
          <table:table-cell office:value-type="float" office:value="6" calcext:value-type="float">
            <text:p>6</text:p>
          </table:table-cell>
          <table:table-cell table:formula="of:=VLOOKUP([.B164];[$DescriptionNPC.A$2:$DescriptionNPC.B$27];2)" office:value-type="string" office:string-value="SchoolGirl" calcext:value-type="string">
            <text:p>School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A-Are you gonna turn me into that again?... |N-Not that I'm looking forward to that, baka! |How gross! Get away!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formula="of:=[.B165]&amp;&quot;_&quot;&amp;[.D165]&amp;&quot;_&quot;&amp;[.E165]&amp;&quot;_&quot;&amp;[.F165]&amp;&quot;_&quot;&amp;[.H165]" office:value-type="string" office:string-value="6_0_1_Anywhere_1" calcext:value-type="string">
            <text:p>6_0_1_Anywhere_1</text:p>
          </table:table-cell>
          <table:table-cell office:value-type="float" office:value="6" calcext:value-type="float">
            <text:p>6</text:p>
          </table:table-cell>
          <table:table-cell table:formula="of:=VLOOKUP([.B165];[$DescriptionNPC.A$2:$DescriptionNPC.B$27];2)" office:value-type="string" office:string-value="SchoolGirl" calcext:value-type="string">
            <text:p>School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Wha- what did you do!? ¬You turned me into a monster!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66]&amp;&quot;_&quot;&amp;[.D166]&amp;&quot;_&quot;&amp;[.E166]&amp;&quot;_&quot;&amp;[.F166]&amp;&quot;_&quot;&amp;[.H166]" office:value-type="string" office:string-value="6_1_1_Anywhere_3" calcext:value-type="string">
            <text:p>6_1_1_Anywhere_3</text:p>
          </table:table-cell>
          <table:table-cell office:value-type="float" office:value="6" calcext:value-type="float">
            <text:p>6</text:p>
          </table:table-cell>
          <table:table-cell table:formula="of:=VLOOKUP([.B166];[$DescriptionNPC.A$2:$DescriptionNPC.B$27];2)" office:value-type="string" office:string-value="SchoolGirl" calcext:value-type="string">
            <text:p>School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M-make me... bigger please..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formula="of:=[.B167]&amp;&quot;_&quot;&amp;[.D167]&amp;&quot;_&quot;&amp;[.E167]&amp;&quot;_&quot;&amp;[.F167]&amp;&quot;_&quot;&amp;[.H167]" office:value-type="string" office:string-value="6_1_1_Anywhere_1" calcext:value-type="string">
            <text:p>6_1_1_Anywhere_1</text:p>
          </table:table-cell>
          <table:table-cell office:value-type="float" office:value="6" calcext:value-type="float">
            <text:p>6</text:p>
          </table:table-cell>
          <table:table-cell table:formula="of:=VLOOKUP([.B167];[$DescriptionNPC.A$2:$DescriptionNPC.B$27];2)" office:value-type="string" office:string-value="SchoolGirl" calcext:value-type="string">
            <text:p>School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Ugh... Yeesss... I love this..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formula="of:=[.B168]&amp;&quot;_&quot;&amp;[.D168]&amp;&quot;_&quot;&amp;[.E168]&amp;&quot;_&quot;&amp;[.F168]&amp;&quot;_&quot;&amp;[.H168]" office:value-type="string" office:string-value="6_1_1_Anywhere_4" calcext:value-type="string">
            <text:p>6_1_1_Anywhere_4</text:p>
          </table:table-cell>
          <table:table-cell office:value-type="float" office:value="6" calcext:value-type="float">
            <text:p>6</text:p>
          </table:table-cell>
          <table:table-cell table:formula="of:=VLOOKUP([.B168];[$DescriptionNPC.A$2:$DescriptionNPC.B$27];2)" office:value-type="string" office:string-value="SchoolGirl" calcext:value-type="string">
            <text:p>SchoolGir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eed to rest...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formula="of:=[.B169]&amp;&quot;_&quot;&amp;[.D169]&amp;&quot;_&quot;&amp;[.E169]&amp;&quot;_&quot;&amp;[.F169]&amp;&quot;_&quot;&amp;[.H169]" office:value-type="string" office:string-value="6_0_1_Anywhere_8" calcext:value-type="string">
            <text:p>6_0_1_Anywhere_8</text:p>
          </table:table-cell>
          <table:table-cell office:value-type="float" office:value="6" calcext:value-type="float">
            <text:p>6</text:p>
          </table:table-cell>
          <table:table-cell table:formula="of:=VLOOKUP([.B169];[$DescriptionNPC.A$2:$DescriptionNPC.B$27];2)" office:value-type="string" office:string-value="SchoolGirl" calcext:value-type="string">
            <text:p>School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Hey we aren't there yet, why are you stopping?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 table:number-rows-repeated="104840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ReasonsToChangeEven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gularInteraction</text:p>
          </table:table-cell>
          <table:table-cell office:value-type="string" calcext:value-type="string">
            <text:p>Default text if at the current event.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age change</text:p>
          </table:table-cell>
          <table:table-cell office:value-type="string" calcext:value-type="string">
            <text:p>Checks if the stage is different from the one where this line was triggered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ollowStart</text:p>
          </table:table-cell>
          <table:table-cell office:value-type="string" calcext:value-type="string">
            <text:p>Checks if the player asked for the NPC to follow them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ollowStop</text:p>
          </table:table-cell>
          <table:table-cell office:value-type="string" calcext:value-type="string">
            <text:p>Checks if the player told the NPC to stop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rstChange</text:p>
          </table:table-cell>
          <table:table-cell office:value-type="string" calcext:value-type="string">
            <text:p>Checks if it’s the first time the NPC has grown.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rstChangeatStage</text:p>
          </table:table-cell>
          <table:table-cell office:value-type="string" calcext:value-type="string">
            <text:p>Checks if it’s the first time the NPC has grown at the current stage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ollowDenied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otAtDestination</text:p>
          </table:table-cell>
          <table:table-cell table:number-columns-repeated="3"/>
        </table:table-row>
      </table:table>
      <table:table table:name="DescriptionNPC" table:style-name="ta1">
        <table:table-column table:style-name="co9" table:number-columns-repeated="2" table:default-cell-style-name="Default"/>
        <table:table-row table:style-name="ro6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a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y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oma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m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i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rdevoi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choolGir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serad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s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Whimsicott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raixe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ild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an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llow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reani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kipped for some reaso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othitell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okeCenter_W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opunny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etherGir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cerola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evee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Kid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/>
        </table:table-row>
      </table:table>
      <table:table table:name="NPC_OW_DEF" table:style-name="ta1">
        <table:table-column table:style-name="co9" table:default-cell-style-name="Default"/>
        <table:table-column table:style-name="co9" table:number-columns-repeated="6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Default"/>
        <table:table-row table:style-name="ro7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tage_1</text:p>
          </table:table-cell>
          <table:table-cell table:style-name="ce7" office:value-type="string" calcext:value-type="string">
            <text:p>Stage_2</text:p>
          </table:table-cell>
          <table:table-cell table:style-name="ce7" office:value-type="string" calcext:value-type="string">
            <text:p>Stage_3</text:p>
          </table:table-cell>
          <table:table-cell table:style-name="ce7" office:value-type="string" calcext:value-type="string">
            <text:p>Stage_4</text:p>
          </table:table-cell>
          <table:table-cell table:style-name="ce7" office:value-type="string" calcext:value-type="string">
            <text:p>Stage_5</text:p>
          </table:table-cell>
          <table:table-cell table:style-name="ce7" office:value-type="string" calcext:value-type="string">
            <text:p>Stage_6</text:p>
          </table:table-cell>
          <table:table-cell table:style-name="ce7" office:value-type="string" calcext:value-type="string">
            <text:p>Idle_Anim</text:p>
          </table:table-cell>
          <table:table-cell table:style-name="ce7" office:value-type="string" calcext:value-type="string">
            <text:p>Shadow_Type</text:p>
          </table:table-cell>
          <table: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entered</text:p>
          </table:table-cell>
          <table:table-cell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6"/>
          <table:table-cell table:style-name="ce9" office:value-type="string" calcext:value-type="string">
            <text:p>Centered</text:p>
          </table:table-cell>
          <table:table-cell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6"/>
          <table:table-cell table:style-name="ce9" office:value-type="string" calcext:value-type="string">
            <text:p>Off_Center</text:p>
          </table:table-cell>
          <table:table-cell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6"/>
          <table:table-cell table:style-name="ce9" office:value-type="string" calcext:value-type="string">
            <text:p>Off_Center</text:p>
          </table:table-cell>
          <table:table-cell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9" table:number-columns-repeated="8"/>
          <table:table-cell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9" table:number-columns-repeated="8"/>
          <table:table-cell/>
        </table:table-row>
        <table:table-row table:style-name="ro2" table:number-rows-repeated="1048551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Dataset.A1:Dataset.J16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BPG Excelsior Condencerd GPL&amp;GNU" svg:font-family="'BPG Excelsior Condencerd GPL&amp;GNU'" style:font-pitch="variable"/>
    <style:font-face style:name="Calibri" svg:font-family="Calibri"/>
    <style:font-face style:name="Chandas" svg:font-family="Chandas" style:font-pitch="variable"/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5">
      <number:month number:textual="true"/>
      <number:text>-</number:text>
      <number:year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time-style style:name="N130">
      <number:minutes number:style="long"/>
      <number:text>:</number:text>
      <number:seconds number:style="long" number:decimal-places="1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day/>
      <number:text>-</number:text>
      <number:month number:textual="true"/>
    </number:date-style>
    <number:time-style style:name="N136"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</number:time-style>
    <number:currency-style style:name="N13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7:14:08.595293258</meta:creation-date>
    <dc:date>2024-03-18T18:10:28.862017186</dc:date>
    <meta:editing-duration>P1DT56M19S</meta:editing-duration>
    <meta:editing-cycles>11</meta:editing-cycles>
    <meta:generator>LibreOffice/7.4.7.2$Linux_X86_64 LibreOffice_project/40$Build-2</meta:generator>
    <meta:document-statistic meta:table-count="4" meta:cell-count="1485" meta:object-count="0"/>
  </office:meta>
</office:document-meta>
</file>